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Senior Software Engineer - Interview Preparation Guide</text:p>
      <text:p text:style-name="Standard">## Storage Systems &amp; Distributed Systems Role</text:p>
      <text:p text:style-name="Standard">### 109 Questions + Complete Code Implementations</text:p>
      <text:p text:style-name="Standard"/>
      <text:p text:style-name="Standard">---</text:p>
      <text:p text:style-name="Standard"/>
      <text:p text:style-name="Standard">## SECTION 1: DATA STRUCTURES &amp; ALGORITHMS (DSA)</text:p>
      <text:p text:style-name="Standard"/>
      <text:p text:style-name="Standard">### A. Graph Algorithms</text:p>
      <text:p text:style-name="Standard"/>
      <text:p text:style-name="Standard">**Question 1: DFS Implementation &amp; Applications**</text:p>
      <text:p text:style-name="Standard">- Implement DFS (both recursive and iterative) for a graph</text:p>
      <text:p text:style-name="Standard">- Explain when to use DFS vs BFS</text:p>
      <text:p text:style-name="Standard">- Find connected components in an undirected graph using DFS</text:p>
      <text:p text:style-name="Standard">- Detect cycle in a directed graph using DFS</text:p>
      <text:p text:style-name="Standard">- Topological sorting using DFS</text:p>
      <text:p text:style-name="Standard"/>
      <text:p text:style-name="Standard">**Question 2: BFS Implementation &amp; Applications**</text:p>
      <text:p text:style-name="Standard">- Implement BFS for a graph</text:p>
      <text:p text:style-name="Standard">- Find shortest path in unweighted graph using BFS</text:p>
      <text:p text:style-name="Standard">- Level-order traversal and distance calculation</text:p>
      <text:p text:style-name="Standard">- Check if graph is bipartite using BFS</text:p>
      <text:p text:style-name="Standard"/>
      <text:p text:style-name="Standard">**Question 3: Advanced Graph Problems**</text:p>
      <text:p text:style-name="Standard">- Dijkstra's algorithm for shortest path (important for distributed systems)</text:p>
      <text:p text:style-name="Standard">- Detect cycles in directed and undirected graphs</text:p>
      <text:p text:style-name="Standard">- Find strongly connected components (Kosaraju's or Tarjan's algorithm)</text:p>
      <text:p text:style-name="Standard">- Minimum Spanning Tree (Kruskal's and Prim's algorithms)</text:p>
      <text:p text:style-name="Standard">- Graph representation: Adjacency list vs Adjacency matrix - when to use which?</text:p>
      <text:p text:style-name="Standard"/>
      <text:p text:style-name="Standard">**Question 4: Graph Applications in Distributed Systems**</text:p>
      <text:p text:style-name="Standard">- How would you model a distributed storage system as a graph?</text:p>
      <text:p text:style-name="Standard">- Explain how to find all reachable nodes from a failed node</text:p>
      <text:p text:style-name="Standard">- Design a data replication strategy using graph concepts</text:p>
      <text:p text:style-name="Standard">- Network topology optimization problems</text:p>
      <text:p text:style-name="Standard"/>
      <text:p text:style-name="Standard">### B. Tree Algorithms</text:p>
      <text:p text:style-name="Standard"/>
      <text:p text:style-name="Standard">**Question 5: Binary Tree Traversals**</text:p>
      <text:p text:style-name="Standard">- Implement all traversals: inorder, preorder, postorder (recursive and iterative)</text:p>
      <text:p text:style-name="Standard">- Level-order traversal using queue</text:p>
      <text:p text:style-name="Standard">- Zigzag level-order traversal</text:p>
      <text:p text:style-name="Standard">- Vertical order traversal</text:p>
      <text:p text:style-name="Standard"/>
      <text:p text:style-name="Standard">**Question 6: Binary Search Tree (BST)**</text:p>
      <text:p text:style-name="Standard">- Implement BST insert, delete, search operations</text:p>
      <text:p text:style-name="Standard">- Validate if a tree is BST</text:p>
      <text:p text:style-name="Standard">- Find kth smallest/largest element in BST</text:p>
      <text:p text:style-name="Standard">- Convert sorted array to balanced BST</text:p>
      <text:p text:style-name="Standard">- LCA (Lowest Common Ancestor) in BST</text:p>
      <text:p text:style-name="Standard"/>
      <text:p text:style-name="Standard">**Question 7: Advanced Tree Problems**</text:p>
      <text:p text:style-name="Standard"><text:soft-page-break/>- Serialize and deserialize a binary tree</text:p>
      <text:p text:style-name="Standard">- Maximum path sum in binary tree</text:p>
      <text:p text:style-name="Standard">- Diameter of binary tree</text:p>
      <text:p text:style-name="Standard">- Check if tree is balanced</text:p>
      <text:p text:style-name="Standard">- Mirror/Invert a binary tree</text:p>
      <text:p text:style-name="Standard"/>
      <text:p text:style-name="Standard">**Question 8: Tries and Segment Trees**</text:p>
      <text:p text:style-name="Standard">- Implement a Trie for prefix searching</text:p>
      <text:p text:style-name="Standard">- Range query problems using segment trees</text:p>
      <text:p text:style-name="Standard">- Use cases in filesystem path lookups</text:p>
      <text:p text:style-name="Standard"/>
      <text:p text:style-name="Standard">### C. Other Important DSA Topics</text:p>
      <text:p text:style-name="Standard"/>
      <text:p text:style-name="Standard">**Question 9: Dynamic Programming**</text:p>
      <text:p text:style-name="Standard">- Longest Common Subsequence</text:p>
      <text:p text:style-name="Standard">- Knapsack problem</text:p>
      <text:p text:style-name="Standard">- Matrix chain multiplication</text:p>
      <text:p text:style-name="Standard">- Understanding memoization vs tabulation</text:p>
      <text:p text:style-name="Standard"/>
      <text:p text:style-name="Standard">**Question 10: Heaps &amp; Priority Queues**</text:p>
      <text:p text:style-name="Standard">- Implement min-heap and max-heap</text:p>
      <text:p text:style-name="Standard">- Find K largest/smallest elements</text:p>
      <text:p text:style-name="Standard">- Merge K sorted lists/arrays (relevant for distributed systems)</text:p>
      <text:p text:style-name="Standard">- Median in a stream of integers</text:p>
      <text:p text:style-name="Standard"/>
      <text:p text:style-name="Standard">**Question 11: Hashing**</text:p>
      <text:p text:style-name="Standard">- Implement a hash table with collision handling</text:p>
      <text:p text:style-name="Standard">- Consistent hashing (critical for distributed systems)</text:p>
      <text:p text:style-name="Standard">- LRU Cache implementation using hashmap + doubly linked list</text:p>
      <text:p text:style-name="Standard"/>
      <text:p text:style-name="Standard">**Question 12: Sorting &amp; Searching**</text:p>
      <text:p text:style-name="Standard">- Quick sort, Merge sort - time/space complexity</text:p>
      <text:p text:style-name="Standard">- Binary search and variations</text:p>
      <text:p text:style-name="Standard">- Search in rotated sorted array</text:p>
      <text:p text:style-name="Standard"/>
      <text:p text:style-name="Standard">---</text:p>
      <text:p text:style-name="Standard"/>
      <text:p text:style-name="Standard">## SECTION 2: BASIC C/C++ FUNDAMENTALS (Most Commonly Asked)</text:p>
      <text:p text:style-name="Standard"/>
      <text:p text:style-name="Standard">### A. Core C Concepts</text:p>
      <text:p text:style-name="Standard"/>
      <text:p text:style-name="Standard">**Question 13: Pointers - The Foundation**</text:p>
      <text:p text:style-name="Standard">- What is a pointer? How is it different from a variable?</text:p>
      <text:p text:style-name="Standard">- Pointer arithmetic - what happens when you increment a pointer?</text:p>
      <text:p text:style-name="Standard">- Null pointer vs void pointer vs dangling pointer vs wild pointer</text:p>
      <text:p text:style-name="Standard">- Pointer to pointer (double pointer) - use cases</text:p>
      <text:p text:style-name="Standard">- Function pointers - declaration and usage</text:p>
      <text:p text:style-name="Standard">- Array vs pointer - are they same?</text:p>
      <text:p text:style-name="Standard">- **Code:** Write a function to reverse a string using pointers</text:p>
      <text:p text:style-name="Standard">- **Code:** Swap two numbers using pointers</text:p>
      <text:p text:style-name="Standard">- **Code:** Implement strcpy, strlen, strcmp using pointers</text:p>
      <text:p text:style-name="Standard"/>
      <text:p text:style-name="Standard"><text:soft-page-break/>**Question 14: Memory Layout &amp; Storage Classes**</text:p>
      <text:p text:style-name="Standard">- Memory layout of C program: Text, Data, BSS, Stack, Heap</text:p>
      <text:p text:style-name="Standard">- Stack vs Heap - differences, when to use which?</text:p>
      <text:p text:style-name="Standard">- Storage classes: auto, static, extern, register</text:p>
      <text:p text:style-name="Standard">- What is static variable? Difference between static local and static global?</text:p>
      <text:p text:style-name="Standard">- What is extern? How to share variables across files?</text:p>
      <text:p text:style-name="Standard">- Memory leaks - what are they? How to detect and prevent?</text:p>
      <text:p text:style-name="Standard">- **Code:** Demonstrate static variable behavior in a function</text:p>
      <text:p text:style-name="Standard">- **Code:** Show memory leak example and how to fix it</text:p>
      <text:p text:style-name="Standard"/>
      <text:p text:style-name="Standard">**Question 15: Arrays &amp; Strings**</text:p>
      <text:p text:style-name="Standard">- Array declaration and initialization</text:p>
      <text:p text:style-name="Standard">- 2D arrays - memory layout (row-major order)</text:p>
      <text:p text:style-name="Standard">- Array of pointers vs pointer to array</text:p>
      <text:p text:style-name="Standard">- String literals - where are they stored?</text:p>
      <text:p text:style-name="Standard">- Character array vs string literal - differences</text:p>
      <text:p text:style-name="Standard">- **Code:** Find largest element in an array</text:p>
      <text:p text:style-name="Standard">- **Code:** Reverse an array in-place</text:p>
      <text:p text:style-name="Standard">- **Code:** Remove duplicates from sorted array</text:p>
      <text:p text:style-name="Standard">- **Code:** Rotate array by k positions</text:p>
      <text:p text:style-name="Standard">- **Code:** Check if string is palindrome</text:p>
      <text:p text:style-name="Standard">- **Code:** Find first non-repeating character in a string</text:p>
      <text:p text:style-name="Standard"/>
      <text:p text:style-name="Standard">**Question 16: Structures &amp; Unions**</text:p>
      <text:p text:style-name="Standard">- Structure declaration, initialization, and access</text:p>
      <text:p text:style-name="Standard">- Structure padding and alignment - why does it happen?</text:p>
      <text:p text:style-name="Standard">- How to prevent structure padding? (#pragma pack)</text:p>
      <text:p text:style-name="Standard">- sizeof(struct) calculation with padding</text:p>
      <text:p text:style-name="Standard">- Union vs structure - when to use union?</text:p>
      <text:p text:style-name="Standard">- Bit fields in structures</text:p>
      <text:p text:style-name="Standard">- **Code:** Calculate size of structure with padding</text:p>
      <text:p text:style-name="Standard">- **Code:** Write a program to demonstrate union usage</text:p>
      <text:p text:style-name="Standard">- **Code:** Access structure members using pointer</text:p>
      <text:p text:style-name="Standard"/>
      <text:p text:style-name="Standard">**Question 17: Dynamic Memory Allocation**</text:p>
      <text:p text:style-name="Standard">- malloc vs calloc vs realloc - differences</text:p>
      <text:p text:style-name="Standard">- When to use calloc over malloc?</text:p>
      <text:p text:style-name="Standard">- What does free() do? Can you free the same pointer twice?</text:p>
      <text:p text:style-name="Standard">- Memory allocation failure - how to handle?</text:p>
      <text:p text:style-name="Standard">- Memory fragmentation</text:p>
      <text:p text:style-name="Standard">- **Code:** Dynamic array implementation (resize as needed)</text:p>
      <text:p text:style-name="Standard">- **Code:** Implement your own malloc (basic version)</text:p>
      <text:p text:style-name="Standard">- **Code:** Detect memory leak in given code</text:p>
      <text:p text:style-name="Standard"/>
      <text:p text:style-name="Standard">**Question 18: Preprocessor Directives**</text:p>
      <text:p text:style-name="Standard">- #define vs const - differences</text:p>
      <text:p text:style-name="Standard">- Macros with arguments - pitfalls (precedence issues)</text:p>
      <text:p text:style-name="Standard">- Conditional compilation (#ifdef, #ifndef, #endif)</text:p>
      <text:p text:style-name="Standard">- #include &lt;&gt; vs #include ""</text:p>
      <text:p text:style-name="Standard">- Macro expansion - how does it work?</text:p>
      <text:p text:style-name="Standard">- **Code:** Write a macro for MAX, MIN, SWAP</text:p>
      <text:p text:style-name="Standard">- **Code:** Write a macro to find size of array</text:p>
      <text:p text:style-name="Standard"><text:soft-page-break/>- **Code:** Debug issues in given macro code</text:p>
      <text:p text:style-name="Standard"/>
      <text:p text:style-name="Standard">**Question 19: Functions**</text:p>
      <text:p text:style-name="Standard">- Call by value vs call by reference</text:p>
      <text:p text:style-name="Standard">- Pass array to function - how is it passed?</text:p>
      <text:p text:style-name="Standard">- Return array from function - how to do it?</text:p>
      <text:p text:style-name="Standard">- Inline functions vs macros</text:p>
      <text:p text:style-name="Standard">- Recursion vs iteration - when to use which?</text:p>
      <text:p text:style-name="Standard">- **Code:** Factorial using recursion and iteration</text:p>
      <text:p text:style-name="Standard">- **Code:** Fibonacci using recursion, iteration, and memoization</text:p>
      <text:p text:style-name="Standard">- **Code:** Tower of Hanoi</text:p>
      <text:p text:style-name="Standard">- **Code:** Function returning pointer to local variable - what's wrong?</text:p>
      <text:p text:style-name="Standard"/>
      <text:p text:style-name="Standard">**Question 20: File Handling in C**</text:p>
      <text:p text:style-name="Standard">- fopen modes: r, w, a, r+, w+, a+</text:p>
      <text:p text:style-name="Standard">- fread vs fscanf, fwrite vs fprintf</text:p>
      <text:p text:style-name="Standard">- fseek, ftell, rewind - file positioning</text:p>
      <text:p text:style-name="Standard">- Binary vs text mode file operations</text:p>
      <text:p text:style-name="Standard">- **Code:** Copy contents of one file to another</text:p>
      <text:p text:style-name="Standard">- **Code:** Count lines, words, characters in a file</text:p>
      <text:p text:style-name="Standard">- **Code:** Read CSV file and parse data</text:p>
      <text:p text:style-name="Standard"/>
      <text:p text:style-name="Standard">### B. C++ Specific Basics</text:p>
      <text:p text:style-name="Standard"/>
      <text:p text:style-name="Standard">**Question 21: Classes &amp; Objects**</text:p>
      <text:p text:style-name="Standard">- Class vs struct in C++ - only difference is default access</text:p>
      <text:p text:style-name="Standard">- Constructor types: default, parameterized, copy constructor</text:p>
      <text:p text:style-name="Standard">- Destructor - when is it called?</text:p>
      <text:p text:style-name="Standard">- this pointer - what is it?</text:p>
      <text:p text:style-name="Standard">- Shallow copy vs deep copy problem</text:p>
      <text:p text:style-name="Standard">- **Code:** Implement a simple String class with copy constructor</text:p>
      <text:p text:style-name="Standard">- **Code:** Demonstrate shallow copy problem and fix it</text:p>
      <text:p text:style-name="Standard">- **Code:** Constructor and destructor call order in inheritance</text:p>
      <text:p text:style-name="Standard"/>
      <text:p text:style-name="Standard">**Question 22: Operator Overloading**</text:p>
      <text:p text:style-name="Standard">- Which operators can be overloaded? Which cannot?</text:p>
      <text:p text:style-name="Standard">- Operator overloading as member vs friend function</text:p>
      <text:p text:style-name="Standard">- Overloading ++, --, [], (), -&gt;, =, &lt;&lt;, &gt;&gt;</text:p>
      <text:p text:style-name="Standard">- Return type of assignment operator</text:p>
      <text:p text:style-name="Standard">- **Code:** Overload + operator for Complex number class</text:p>
      <text:p text:style-name="Standard">- **Code:** Overload &lt;&lt; and &gt;&gt; for custom class</text:p>
      <text:p text:style-name="Standard">- **Code:** Overload [] operator for Array class</text:p>
      <text:p text:style-name="Standard">- **Code:** Overload ++ (pre and post increment)</text:p>
      <text:p text:style-name="Standard"/>
      <text:p text:style-name="Standard">**Question 23: Inheritance**</text:p>
      <text:p text:style-name="Standard">- Types of inheritance: single, multiple, multilevel, hierarchical, hybrid</text:p>
      <text:p text:style-name="Standard">- Access specifiers in inheritance: public, private, protected</text:p>
      <text:p text:style-name="Standard">- Diamond problem and virtual inheritance</text:p>
      <text:p text:style-name="Standard">- Constructor and destructor call order in inheritance</text:p>
      <text:p text:style-name="Standard">- Function overriding vs function hiding</text:p>
      <text:p text:style-name="Standard">- **Code:** Demonstrate multiple inheritance</text:p>
      <text:p text:style-name="Standard">- **Code:** Show diamond problem and solution with virtual inheritance</text:p>
      <text:p text:style-name="Standard"><text:soft-page-break/>- **Code:** Constructor call order in multilevel inheritance</text:p>
      <text:p text:style-name="Standard"/>
      <text:p text:style-name="Standard">**Question 24: Polymorphism**</text:p>
      <text:p text:style-name="Standard">- Compile-time vs runtime polymorphism</text:p>
      <text:p text:style-name="Standard">- Function overloading (compile-time polymorphism)</text:p>
      <text:p text:style-name="Standard">- Operator overloading (compile-time polymorphism)</text:p>
      <text:p text:style-name="Standard">- Virtual functions (runtime polymorphism)</text:p>
      <text:p text:style-name="Standard">- Pure virtual functions and abstract classes</text:p>
      <text:p text:style-name="Standard">- Virtual destructor - why is it necessary?</text:p>
      <text:p text:style-name="Standard">- **Code:** Demonstrate runtime polymorphism with shapes</text:p>
      <text:p text:style-name="Standard">- **Code:** Show what happens without virtual destructor</text:p>
      <text:p text:style-name="Standard">- **Code:** Implement abstract class interface</text:p>
      <text:p text:style-name="Standard"/>
      <text:p text:style-name="Standard">**Question 25: Friend Functions &amp; Friend Classes**</text:p>
      <text:p text:style-name="Standard">- What is a friend function? When to use it?</text:p>
      <text:p text:style-name="Standard">- Friend class - what does it mean?</text:p>
      <text:p text:style-name="Standard">- Can friend function access private members?</text:p>
      <text:p text:style-name="Standard">- Why operator overloading sometimes needs friend?</text:p>
      <text:p text:style-name="Standard">- **Code:** Use friend function for operator overloading</text:p>
      <text:p text:style-name="Standard">- **Code:** Demonstrate friend class usage</text:p>
      <text:p text:style-name="Standard"/>
      <text:p text:style-name="Standard">**Question 26: Static Members**</text:p>
      <text:p text:style-name="Standard">- Static data members - only one copy shared</text:p>
      <text:p text:style-name="Standard">- Static member functions - can only access static members</text:p>
      <text:p text:style-name="Standard">- How to initialize static data members?</text:p>
      <text:p text:style-name="Standard">- **Code:** Count number of objects created using static member</text:p>
      <text:p text:style-name="Standard">- **Code:** Singleton pattern using static member</text:p>
      <text:p text:style-name="Standard"/>
      <text:p text:style-name="Standard">**Question 27: const Keyword in C++**</text:p>
      <text:p text:style-name="Standard">- const variables - must initialize at declaration</text:p>
      <text:p text:style-name="Standard">- const member functions - cannot modify member variables</text:p>
      <text:p text:style-name="Standard">- const objects - can only call const member functions</text:p>
      <text:p text:style-name="Standard">- const pointer vs pointer to const vs const pointer to const</text:p>
      <text:p text:style-name="Standard">- mutable keyword - to modify in const functions</text:p>
      <text:p text:style-name="Standard">- **Code:** Demonstrate const member function</text:p>
      <text:p text:style-name="Standard">- **Code:** const pointer vs pointer to const examples</text:p>
      <text:p text:style-name="Standard"/>
      <text:p text:style-name="Standard">**Question 28: Exception Handling**</text:p>
      <text:p text:style-name="Standard">- try, catch, throw - basic syntax</text:p>
      <text:p text:style-name="Standard">- Exception handling mechanism</text:p>
      <text:p text:style-name="Standard">- Standard exceptions in C++</text:p>
      <text:p text:style-name="Standard">- Catch all exceptions using (...)</text:p>
      <text:p text:style-name="Standard">- Stack unwinding during exception</text:p>
      <text:p text:style-name="Standard">- **Code:** Demonstrate exception handling</text:p>
      <text:p text:style-name="Standard">- **Code:** Create custom exception class</text:p>
      <text:p text:style-name="Standard">- **Code:** Show stack unwinding with destructors</text:p>
      <text:p text:style-name="Standard"/>
      <text:p text:style-name="Standard">**Question 29: References in C++**</text:p>
      <text:p text:style-name="Standard">- Reference vs pointer - key differences</text:p>
      <text:p text:style-name="Standard">- Reference cannot be null, cannot be reassigned</text:p>
      <text:p text:style-name="Standard">- When to use reference vs pointer?</text:p>
      <text:p text:style-name="Standard">- Return by reference - when is it useful?</text:p>
      <text:p text:style-name="Standard"><text:soft-page-break/>- Const reference - use in function parameters</text:p>
      <text:p text:style-name="Standard">- **Code:** Swap two numbers using reference</text:p>
      <text:p text:style-name="Standard">- **Code:** Return reference from function (dos and don'ts)</text:p>
      <text:p text:style-name="Standard"/>
      <text:p text:style-name="Standard">**Question 58: Namespaces**</text:p>
      <text:p text:style-name="Standard">- Why use namespaces?</text:p>
      <text:p text:style-name="Standard">- Creating and using namespaces</text:p>
      <text:p text:style-name="Standard">- Nested namespaces</text:p>
      <text:p text:style-name="Standard">- using declaration vs using directive</text:p>
      <text:p text:style-name="Standard">- **Code:** Create namespace for a library</text:p>
      <text:p text:style-name="Standard">- **Code:** Resolve namespace conflicts</text:p>
      <text:p text:style-name="Standard"/>
      <text:p text:style-name="Standard">### C. Most Common Coding Problems in C/C++</text:p>
      <text:p text:style-name="Standard"/>
      <text:p text:style-name="Standard">**Question 59: Array Problems**</text:p>
      <text:p text:style-name="Standard">```cpp</text:p>
      <text:p text:style-name="Standard">// 1. Find missing number in array of 1 to n</text:p>
      <text:p text:style-name="Standard">int findMissing(int arr[], int n);</text:p>
      <text:p text:style-name="Standard"/>
      <text:p text:style-name="Standard">// 2. Find duplicate in array</text:p>
      <text:p text:style-name="Standard">int findDuplicate(int arr[], int n);</text:p>
      <text:p text:style-name="Standard"/>
      <text:p text:style-name="Standard">// 3. Two Sum problem</text:p>
      <text:p text:style-name="Standard">vector&lt;int&gt; twoSum(vector&lt;int&gt;&amp; nums, int target);</text:p>
      <text:p text:style-name="Standard"/>
      <text:p text:style-name="Standard">// 4. Maximum subarray sum (Kadane's algorithm)</text:p>
      <text:p text:style-name="Standard">int maxSubarraySum(int arr[], int n);</text:p>
      <text:p text:style-name="Standard"/>
      <text:p text:style-name="Standard">// 5. Merge two sorted arrays</text:p>
      <text:p text:style-name="Standard">void merge(int arr1[], int arr2[], int m, int n);</text:p>
      <text:p text:style-name="Standard"/>
      <text:p text:style-name="Standard">// 6. Find majority element (appears more than n/2 times)</text:p>
      <text:p text:style-name="Standard">int majorityElement(int arr[], int n);</text:p>
      <text:p text:style-name="Standard"/>
      <text:p text:style-name="Standard">// 7. Leaders in array (elements greater than all elements to its right)</text:p>
      <text:p text:style-name="Standard">void findLeaders(int arr[], int n);</text:p>
      <text:p text:style-name="Standard"/>
      <text:p text:style-name="Standard">// 8. Stock buy and sell problem</text:p>
      <text:p text:style-name="Standard">int maxProfit(int prices[], int n);</text:p>
      <text:p text:style-name="Standard"/>
      <text:p text:style-name="Standard">// 9. Rearrange array alternately (largest, smallest, 2nd largest, 2nd smallest...)</text:p>
      <text:p text:style-name="Standard">void rearrange(int arr[], int n);</text:p>
      <text:p text:style-name="Standard"/>
      <text:p text:style-name="Standard">// 10. Find subarray with given sum</text:p>
      <text:p text:style-name="Standard">void subarraySum(int arr[], int n, int sum);</text:p>
      <text:p text:style-name="Standard">```</text:p>
      <text:p text:style-name="Standard"/>
      <text:p text:style-name="Standard">**Question 60: String Problems**</text:p>
      <text:p text:style-name="Standard">```cpp</text:p>
      <text:p text:style-name="Standard">// 1. Reverse words in a string</text:p>
      <text:p text:style-name="Standard">string reverseWords(string s);</text:p>
      <text:p text:style-name="Standard"/>
      <text:p text:style-name="Standard"><text:soft-page-break/>// 2. Check if two strings are anagrams</text:p>
      <text:p text:style-name="Standard">bool isAnagram(string s1, string s2);</text:p>
      <text:p text:style-name="Standard"/>
      <text:p text:style-name="Standard">// 3. Longest substring without repeating characters</text:p>
      <text:p text:style-name="Standard">int lengthOfLongestSubstring(string s);</text:p>
      <text:p text:style-name="Standard"/>
      <text:p text:style-name="Standard">// 4. Check if string is valid palindrome</text:p>
      <text:p text:style-name="Standard">bool isPalindrome(string s);</text:p>
      <text:p text:style-name="Standard"/>
      <text:p text:style-name="Standard">// 5. Implement strstr() - find substring</text:p>
      <text:p text:style-name="Standard">int strStr(string haystack, string needle);</text:p>
      <text:p text:style-name="Standard"/>
      <text:p text:style-name="Standard">// 6. Longest common prefix</text:p>
      <text:p text:style-name="Standard">string longestCommonPrefix(vector&lt;string&gt;&amp; strs);</text:p>
      <text:p text:style-name="Standard"/>
      <text:p text:style-name="Standard">// 7. String compression (aaabb -&gt; a3b2)</text:p>
      <text:p text:style-name="Standard">string compress(string s);</text:p>
      <text:p text:style-name="Standard"/>
      <text:p text:style-name="Standard">// 8. Remove duplicates from string</text:p>
      <text:p text:style-name="Standard">string removeDuplicates(string s);</text:p>
      <text:p text:style-name="Standard"/>
      <text:p text:style-name="Standard">// 9. Check if strings are rotations of each other</text:p>
      <text:p text:style-name="Standard">bool areRotations(string s1, string s2);</text:p>
      <text:p text:style-name="Standard"/>
      <text:p text:style-name="Standard">// 10. Count and say sequence</text:p>
      <text:p text:style-name="Standard">string countAndSay(int n);</text:p>
      <text:p text:style-name="Standard">```</text:p>
      <text:p text:style-name="Standard"/>
      <text:p text:style-name="Standard">**Question 61: Linked List Problems**</text:p>
      <text:p text:style-name="Standard">```cpp</text:p>
      <text:p text:style-name="Standard">// Define Node structure</text:p>
      <text:p text:style-name="Standard">struct Node {</text:p>
      <text:p text:style-name="Standard"><text:s text:c="4"/>int data;</text:p>
      <text:p text:style-name="Standard"><text:s text:c="4"/>Node* next;</text:p>
      <text:p text:style-name="Standard"><text:s text:c="4"/>Node(int val) : data(val), next(nullptr) {}</text:p>
      <text:p text:style-name="Standard">};</text:p>
      <text:p text:style-name="Standard"/>
      <text:p text:style-name="Standard">// 1. Reverse a linked list (iterative and recursive)</text:p>
      <text:p text:style-name="Standard">Node* reverseList(Node* head);</text:p>
      <text:p text:style-name="Standard"/>
      <text:p text:style-name="Standard">// 2. Detect cycle in linked list (Floyd's algorithm)</text:p>
      <text:p text:style-name="Standard">bool hasCycle(Node* head);</text:p>
      <text:p text:style-name="Standard"/>
      <text:p text:style-name="Standard">// 3. Find middle of linked list</text:p>
      <text:p text:style-name="Standard">Node* findMiddle(Node* head);</text:p>
      <text:p text:style-name="Standard"/>
      <text:p text:style-name="Standard">// 4. Merge two sorted linked lists</text:p>
      <text:p text:style-name="Standard">Node* mergeTwoLists(Node* l1, Node* l2);</text:p>
      <text:p text:style-name="Standard"/>
      <text:p text:style-name="Standard">// 5. Remove nth node from end</text:p>
      <text:p text:style-name="Standard">Node* removeNthFromEnd(Node* head, int n);</text:p>
      <text:p text:style-name="Standard"/>
      <text:p text:style-name="Standard"><text:soft-page-break/>// 6. Check if linked list is palindrome</text:p>
      <text:p text:style-name="Standard">bool isPalindrome(Node* head);</text:p>
      <text:p text:style-name="Standard"/>
      <text:p text:style-name="Standard">// 7. Find intersection point of two linked lists</text:p>
      <text:p text:style-name="Standard">Node* getIntersectionNode(Node* headA, Node* headB);</text:p>
      <text:p text:style-name="Standard"/>
      <text:p text:style-name="Standard">// 8. Remove duplicates from sorted linked list</text:p>
      <text:p text:style-name="Standard">Node* deleteDuplicates(Node* head);</text:p>
      <text:p text:style-name="Standard"/>
      <text:p text:style-name="Standard">// 9. Add two numbers represented as linked lists</text:p>
      <text:p text:style-name="Standard">Node* addTwoNumbers(Node* l1, Node* l2);</text:p>
      <text:p text:style-name="Standard"/>
      <text:p text:style-name="Standard">// 10. Flatten a multi-level linked list</text:p>
      <text:p text:style-name="Standard">Node* flatten(Node* head);</text:p>
      <text:p text:style-name="Standard">```</text:p>
      <text:p text:style-name="Standard"/>
      <text:p text:style-name="Standard">**Question 62: Stack &amp; Queue Problems**</text:p>
      <text:p text:style-name="Standard">```cpp</text:p>
      <text:p text:style-name="Standard">// 1. Implement stack using array</text:p>
      <text:p text:style-name="Standard">class Stack {</text:p>
      <text:p text:style-name="Standard"><text:s text:c="4"/>int* arr;</text:p>
      <text:p text:style-name="Standard"><text:s text:c="4"/>int top;</text:p>
      <text:p text:style-name="Standard"><text:s text:c="4"/>int capacity;</text:p>
      <text:p text:style-name="Standard">public:</text:p>
      <text:p text:style-name="Standard"><text:s text:c="4"/>Stack(int size);</text:p>
      <text:p text:style-name="Standard"><text:s text:c="4"/>void push(int x);</text:p>
      <text:p text:style-name="Standard"><text:s text:c="4"/>int pop();</text:p>
      <text:p text:style-name="Standard"><text:s text:c="4"/>int peek();</text:p>
      <text:p text:style-name="Standard"><text:s text:c="4"/>bool isEmpty();</text:p>
      <text:p text:style-name="Standard"><text:s text:c="4"/>bool isFull();</text:p>
      <text:p text:style-name="Standard">};</text:p>
      <text:p text:style-name="Standard"/>
      <text:p text:style-name="Standard">// 2. Implement queue using array</text:p>
      <text:p text:style-name="Standard">class Queue {</text:p>
      <text:p text:style-name="Standard"><text:s text:c="4"/>int* arr;</text:p>
      <text:p text:style-name="Standard"><text:s text:c="4"/>int front, rear;</text:p>
      <text:p text:style-name="Standard"><text:s text:c="4"/>int capacity;</text:p>
      <text:p text:style-name="Standard">public:</text:p>
      <text:p text:style-name="Standard"><text:s text:c="4"/>Queue(int size);</text:p>
      <text:p text:style-name="Standard"><text:s text:c="4"/>void enqueue(int x);</text:p>
      <text:p text:style-name="Standard"><text:s text:c="4"/>int dequeue();</text:p>
      <text:p text:style-name="Standard"><text:s text:c="4"/>bool isEmpty();</text:p>
      <text:p text:style-name="Standard"><text:s text:c="4"/>bool isFull();</text:p>
      <text:p text:style-name="Standard">};</text:p>
      <text:p text:style-name="Standard"/>
      <text:p text:style-name="Standard">// 3. Implement stack using queues</text:p>
      <text:p text:style-name="Standard">class StackUsingQueues {</text:p>
      <text:p text:style-name="Standard"><text:s text:c="4"/>// Implement using two queues</text:p>
      <text:p text:style-name="Standard">};</text:p>
      <text:p text:style-name="Standard"/>
      <text:p text:style-name="Standard">// 4. Implement queue using stacks</text:p>
      <text:p text:style-name="Standard">class QueueUsingStacks {</text:p>
      <text:p text:style-name="Standard"><text:soft-page-break/><text:s text:c="4"/>// Implement using two stacks</text:p>
      <text:p text:style-name="Standard">};</text:p>
      <text:p text:style-name="Standard"/>
      <text:p text:style-name="Standard">// 5. Check for balanced parentheses</text:p>
      <text:p text:style-name="Standard">bool isBalanced(string expr);</text:p>
      <text:p text:style-name="Standard"/>
      <text:p text:style-name="Standard">// 6. Evaluate postfix expression</text:p>
      <text:p text:style-name="Standard">int evaluatePostfix(string expr);</text:p>
      <text:p text:style-name="Standard"/>
      <text:p text:style-name="Standard">// 7. Infix to postfix conversion</text:p>
      <text:p text:style-name="Standard">string infixToPostfix(string infix);</text:p>
      <text:p text:style-name="Standard"/>
      <text:p text:style-name="Standard">// 8. Next greater element</text:p>
      <text:p text:style-name="Standard">vector&lt;int&gt; nextGreaterElement(vector&lt;int&gt;&amp; nums);</text:p>
      <text:p text:style-name="Standard"/>
      <text:p text:style-name="Standard">// 9. Min stack (getMin in O(1))</text:p>
      <text:p text:style-name="Standard">class MinStack {</text:p>
      <text:p text:style-name="Standard"><text:s text:c="4"/>// Implement stack that supports getMin in O(1)</text:p>
      <text:p text:style-name="Standard">};</text:p>
      <text:p text:style-name="Standard"/>
      <text:p text:style-name="Standard">// 10. Implement circular queue</text:p>
      <text:p text:style-name="Standard">class CircularQueue {</text:p>
      <text:p text:style-name="Standard"><text:s text:c="4"/>// Implement using array</text:p>
      <text:p text:style-name="Standard">};</text:p>
      <text:p text:style-name="Standard">```</text:p>
      <text:p text:style-name="Standard"/>
      <text:p text:style-name="Standard">**Question 63: Bit Manipulation Problems**</text:p>
      <text:p text:style-name="Standard">```cpp</text:p>
      <text:p text:style-name="Standard">// 1. Check if number is power of 2</text:p>
      <text:p text:style-name="Standard">bool isPowerOfTwo(int n);</text:p>
      <text:p text:style-name="Standard"/>
      <text:p text:style-name="Standard">// 2. Count number of set bits (Brian Kernighan's algorithm)</text:p>
      <text:p text:style-name="Standard">int countSetBits(int n);</text:p>
      <text:p text:style-name="Standard"/>
      <text:p text:style-name="Standard">// 3. Find single number in array where all others appear twice</text:p>
      <text:p text:style-name="Standard">int singleNumber(vector&lt;int&gt;&amp; nums);</text:p>
      <text:p text:style-name="Standard"/>
      <text:p text:style-name="Standard">// 4. Reverse bits of a number</text:p>
      <text:p text:style-name="Standard">uint32_t reverseBits(uint32_t n);</text:p>
      <text:p text:style-name="Standard"/>
      <text:p text:style-name="Standard">// 5. Swap two numbers without temporary variable</text:p>
      <text:p text:style-name="Standard">void swap(int&amp; a, int&amp; b);</text:p>
      <text:p text:style-name="Standard"/>
      <text:p text:style-name="Standard">// 6. Find position of rightmost set bit</text:p>
      <text:p text:style-name="Standard">int getRightmostSetBit(int n);</text:p>
      <text:p text:style-name="Standard"/>
      <text:p text:style-name="Standard">// 7. Check if ith bit is set</text:p>
      <text:p text:style-name="Standard">bool isIthBitSet(int n, int i);</text:p>
      <text:p text:style-name="Standard"/>
      <text:p text:style-name="Standard">// 8. Set ith bit</text:p>
      <text:p text:style-name="Standard">int setIthBit(int n, int i);</text:p>
      <text:p text:style-name="Standard"/>
      <text:p text:style-name="Standard"><text:soft-page-break/>// 9. Clear ith bit</text:p>
      <text:p text:style-name="Standard">int clearIthBit(int n, int i);</text:p>
      <text:p text:style-name="Standard"/>
      <text:p text:style-name="Standard">// 10. Toggle ith bit</text:p>
      <text:p text:style-name="Standard">int toggleIthBit(int n, int i);</text:p>
      <text:p text:style-name="Standard">```</text:p>
      <text:p text:style-name="Standard"/>
      <text:p text:style-name="Standard">**Question 64: Recursion Problems**</text:p>
      <text:p text:style-name="Standard">```cpp</text:p>
      <text:p text:style-name="Standard">// 1. Print all subsequences of a string</text:p>
      <text:p text:style-name="Standard">void printSubsequences(string str, string curr, int index);</text:p>
      <text:p text:style-name="Standard"/>
      <text:p text:style-name="Standard">// 2. Generate all permutations of a string</text:p>
      <text:p text:style-name="Standard">void permute(string str, int l, int r);</text:p>
      <text:p text:style-name="Standard"/>
      <text:p text:style-name="Standard">// 3. N-Queens problem</text:p>
      <text:p text:style-name="Standard">void solveNQueens(int n);</text:p>
      <text:p text:style-name="Standard"/>
      <text:p text:style-name="Standard">// 4. Sudoku solver</text:p>
      <text:p text:style-name="Standard">bool solveSudoku(int grid[9][9]);</text:p>
      <text:p text:style-name="Standard"/>
      <text:p text:style-name="Standard">// 5. Rat in a maze</text:p>
      <text:p text:style-name="Standard">bool solveMaze(int maze[N][N]);</text:p>
      <text:p text:style-name="Standard"/>
      <text:p text:style-name="Standard">// 6. Print all paths from top-left to bottom-right in matrix</text:p>
      <text:p text:style-name="Standard">void printPaths(int mat[N][N], int x, int y);</text:p>
      <text:p text:style-name="Standard"/>
      <text:p text:style-name="Standard">// 7. Generate all valid parentheses combinations</text:p>
      <text:p text:style-name="Standard">vector&lt;string&gt; generateParenthesis(int n);</text:p>
      <text:p text:style-name="Standard"/>
      <text:p text:style-name="Standard">// 8. Letter combinations of a phone number</text:p>
      <text:p text:style-name="Standard">vector&lt;string&gt; letterCombinations(string digits);</text:p>
      <text:p text:style-name="Standard"/>
      <text:p text:style-name="Standard">// 9. Combination sum</text:p>
      <text:p text:style-name="Standard">vector&lt;vector&lt;int&gt;&gt; combinationSum(vector&lt;int&gt;&amp; candidates, int target);</text:p>
      <text:p text:style-name="Standard"/>
      <text:p text:style-name="Standard">// 10. Word break problem</text:p>
      <text:p text:style-name="Standard">bool wordBreak(string s, vector&lt;string&gt;&amp; wordDict);</text:p>
      <text:p text:style-name="Standard">```</text:p>
      <text:p text:style-name="Standard"/>
      <text:p text:style-name="Standard">**Question 65: Searching &amp; Sorting**</text:p>
      <text:p text:style-name="Standard">```cpp</text:p>
      <text:p text:style-name="Standard">// 1. Binary search (iterative and recursive)</text:p>
      <text:p text:style-name="Standard">int binarySearch(int arr[], int l, int r, int x);</text:p>
      <text:p text:style-name="Standard"/>
      <text:p text:style-name="Standard">// 2. Find first and last occurrence of element</text:p>
      <text:p text:style-name="Standard">pair&lt;int,int&gt; findFirstLast(int arr[], int n, int x);</text:p>
      <text:p text:style-name="Standard"/>
      <text:p text:style-name="Standard">// 3. Search in rotated sorted array</text:p>
      <text:p text:style-name="Standard">int searchRotated(int arr[], int n, int target);</text:p>
      <text:p text:style-name="Standard"/>
      <text:p text:style-name="Standard">// 4. Find peak element in array</text:p>
      <text:p text:style-name="Standard"><text:soft-page-break/>int findPeak(int arr[], int n);</text:p>
      <text:p text:style-name="Standard"/>
      <text:p text:style-name="Standard">// 5. Square root using binary search</text:p>
      <text:p text:style-name="Standard">int sqrt(int x);</text:p>
      <text:p text:style-name="Standard"/>
      <text:p text:style-name="Standard">// 6. Bubble sort</text:p>
      <text:p text:style-name="Standard">void bubbleSort(int arr[], int n);</text:p>
      <text:p text:style-name="Standard"/>
      <text:p text:style-name="Standard">// 7. Selection sort</text:p>
      <text:p text:style-name="Standard">void selectionSort(int arr[], int n);</text:p>
      <text:p text:style-name="Standard"/>
      <text:p text:style-name="Standard">// 8. Insertion sort</text:p>
      <text:p text:style-name="Standard">void insertionSort(int arr[], int n);</text:p>
      <text:p text:style-name="Standard"/>
      <text:p text:style-name="Standard">// 9. Merge sort</text:p>
      <text:p text:style-name="Standard">void mergeSort(int arr[], int l, int r);</text:p>
      <text:p text:style-name="Standard"/>
      <text:p text:style-name="Standard">// 10. Quick sort (with different pivot strategies)</text:p>
      <text:p text:style-name="Standard">void quickSort(int arr[], int low, int high);</text:p>
      <text:p text:style-name="Standard"/>
      <text:p text:style-name="Standard">// 11. Count inversions in array</text:p>
      <text:p text:style-name="Standard">int countInversions(int arr[], int n);</text:p>
      <text:p text:style-name="Standard"/>
      <text:p text:style-name="Standard">// 12. Find kth smallest element (QuickSelect)</text:p>
      <text:p text:style-name="Standard">int kthSmallest(int arr[], int l, int r, int k);</text:p>
      <text:p text:style-name="Standard">```</text:p>
      <text:p text:style-name="Standard"/>
      <text:p text:style-name="Standard">**Question 66: Matrix Problems**</text:p>
      <text:p text:style-name="Standard">```cpp</text:p>
      <text:p text:style-name="Standard">// 1. Spiral traversal of matrix</text:p>
      <text:p text:style-name="Standard">vector&lt;int&gt; spiralOrder(vector&lt;vector&lt;int&gt;&gt;&amp; matrix);</text:p>
      <text:p text:style-name="Standard"/>
      <text:p text:style-name="Standard">// 2. Rotate matrix 90 degrees</text:p>
      <text:p text:style-name="Standard">void rotate(vector&lt;vector&lt;int&gt;&gt;&amp; matrix);</text:p>
      <text:p text:style-name="Standard"/>
      <text:p text:style-name="Standard">// 3. Search in row-wise and column-wise sorted matrix</text:p>
      <text:p text:style-name="Standard">bool searchMatrix(vector&lt;vector&lt;int&gt;&gt;&amp; matrix, int target);</text:p>
      <text:p text:style-name="Standard"/>
      <text:p text:style-name="Standard">// 4. Print matrix diagonally</text:p>
      <text:p text:style-name="Standard">void printDiagonal(int mat[N][N]);</text:p>
      <text:p text:style-name="Standard"/>
      <text:p text:style-name="Standard">// 5. Find median in row-wise sorted matrix</text:p>
      <text:p text:style-name="Standard">int findMedian(int mat[R][C]);</text:p>
      <text:p text:style-name="Standard"/>
      <text:p text:style-name="Standard">// 6. Set matrix zeroes</text:p>
      <text:p text:style-name="Standard">void setZeroes(vector&lt;vector&lt;int&gt;&gt;&amp; matrix);</text:p>
      <text:p text:style-name="Standard"/>
      <text:p text:style-name="Standard">// 7. Flood fill algorithm</text:p>
      <text:p text:style-name="Standard">void floodFill(int screen[M][N], int x, int y, int newColor);</text:p>
      <text:p text:style-name="Standard"/>
      <text:p text:style-name="Standard">// 8. Count islands (connected 1s in matrix)</text:p>
      <text:p text:style-name="Standard">int countIslands(int mat[ROW][COL]);</text:p>
      <text:p text:style-name="Standard"><text:soft-page-break/>```</text:p>
      <text:p text:style-name="Standard"/>
      <text:p text:style-name="Standard">**Question 67: Mathematical Problems**</text:p>
      <text:p text:style-name="Standard">```cpp</text:p>
      <text:p text:style-name="Standard">// 1. Check if number is prime</text:p>
      <text:p text:style-name="Standard">bool isPrime(int n);</text:p>
      <text:p text:style-name="Standard"/>
      <text:p text:style-name="Standard">// 2. Print all prime numbers up to n (Sieve of Eratosthenes)</text:p>
      <text:p text:style-name="Standard">void sieveOfEratosthenes(int n);</text:p>
      <text:p text:style-name="Standard"/>
      <text:p text:style-name="Standard">// 3. GCD and LCM of two numbers</text:p>
      <text:p text:style-name="Standard">int gcd(int a, int b);</text:p>
      <text:p text:style-name="Standard">int lcm(int a, int b);</text:p>
      <text:p text:style-name="Standard"/>
      <text:p text:style-name="Standard">// 4. Power function (x^n) in O(log n)</text:p>
      <text:p text:style-name="Standard">double power(double x, int n);</text:p>
      <text:p text:style-name="Standard"/>
      <text:p text:style-name="Standard">// 5. Modular exponentiation</text:p>
      <text:p text:style-name="Standard">int modPower(int x, int y, int mod);</text:p>
      <text:p text:style-name="Standard"/>
      <text:p text:style-name="Standard">// 6. Check if number is palindrome</text:p>
      <text:p text:style-name="Standard">bool isPalindrome(int n);</text:p>
      <text:p text:style-name="Standard"/>
      <text:p text:style-name="Standard">// 7. Reverse digits of a number</text:p>
      <text:p text:style-name="Standard">int reverseDigits(int n);</text:p>
      <text:p text:style-name="Standard"/>
      <text:p text:style-name="Standard">// 8. Count trailing zeros in factorial</text:p>
      <text:p text:style-name="Standard">int trailingZeroes(int n);</text:p>
      <text:p text:style-name="Standard"/>
      <text:p text:style-name="Standard">// 9. Add two numbers without using + operator</text:p>
      <text:p text:style-name="Standard">int add(int a, int b);</text:p>
      <text:p text:style-name="Standard"/>
      <text:p text:style-name="Standard">// 10. Find all prime factors of a number</text:p>
      <text:p text:style-name="Standard">void primeFactors(int n);</text:p>
      <text:p text:style-name="Standard">```</text:p>
      <text:p text:style-name="Standard"/>
      <text:p text:style-name="Standard">**Question 68: Pointer &amp; Memory Coding Problems**</text:p>
      <text:p text:style-name="Standard">```cpp</text:p>
      <text:p text:style-name="Standard">// 1. Implement memcpy</text:p>
      <text:p text:style-name="Standard">void* my_memcpy(void* dest, const void* src, size_t n);</text:p>
      <text:p text:style-name="Standard"/>
      <text:p text:style-name="Standard">// 2. Implement memmove (handles overlapping)</text:p>
      <text:p text:style-name="Standard">void* my_memmove(void* dest, const void* src, size_t n);</text:p>
      <text:p text:style-name="Standard"/>
      <text:p text:style-name="Standard">// 3. Implement strcat</text:p>
      <text:p text:style-name="Standard">char* my_strcat(char* dest, const char* src);</text:p>
      <text:p text:style-name="Standard"/>
      <text:p text:style-name="Standard">// 4. Find memory leak in given code</text:p>
      <text:p text:style-name="Standard">void findLeakExample();</text:p>
      <text:p text:style-name="Standard"/>
      <text:p text:style-name="Standard">// 5. Implement custom memory allocator</text:p>
      <text:p text:style-name="Standard">class MemoryPool {</text:p>
      <text:p text:style-name="Standard"><text:soft-page-break/><text:s text:c="4"/>// Fixed-size block allocator</text:p>
      <text:p text:style-name="Standard">};</text:p>
      <text:p text:style-name="Standard"/>
      <text:p text:style-name="Standard">// 6. Double pointer example - modify array</text:p>
      <text:p text:style-name="Standard">void modifyArray(int** arr, int* size);</text:p>
      <text:p text:style-name="Standard"/>
      <text:p text:style-name="Standard">// 7. Function pointer array</text:p>
      <text:p text:style-name="Standard">typedef int (*operation)(int, int);</text:p>
      <text:p text:style-name="Standard">void calculator(operation ops[], int a, int b);</text:p>
      <text:p text:style-name="Standard"/>
      <text:p text:style-name="Standard">// 8. Implement smart pointer (basic version)</text:p>
      <text:p text:style-name="Standard">template&lt;typename T&gt;</text:p>
      <text:p text:style-name="Standard">class SmartPtr {</text:p>
      <text:p text:style-name="Standard"><text:s text:c="4"/>T* ptr;</text:p>
      <text:p text:style-name="Standard">public:</text:p>
      <text:p text:style-name="Standard"><text:s text:c="4"/>SmartPtr(T* p = nullptr);</text:p>
      <text:p text:style-name="Standard"><text:s text:c="4"/>~SmartPtr();</text:p>
      <text:p text:style-name="Standard"><text:s text:c="4"/>T&amp; operator*();</text:p>
      <text:p text:style-name="Standard"><text:s text:c="4"/>T* operator-&gt;();</text:p>
      <text:p text:style-name="Standard">};</text:p>
      <text:p text:style-name="Standard">```</text:p>
      <text:p text:style-name="Standard"/>
      <text:p text:style-name="Standard">---</text:p>
      <text:p text:style-name="Standard"/>
      <text:p text:style-name="Standard">## SECTION 3: DEEP C++ CONCEPTS</text:p>
      <text:p text:style-name="Standard"/>
      <text:p text:style-name="Standard">### A. Memory Management &amp; RAII</text:p>
      <text:p text:style-name="Standard"/>
      <text:p text:style-name="Standard">**Question 41: Smart Pointers**</text:p>
      <text:p text:style-name="Standard">- Difference between unique_ptr, shared_ptr, weak_ptr</text:p>
      <text:p text:style-name="Standard">- When to use each type of smart pointer?</text:p>
      <text:p text:style-name="Standard">- Implement a basic unique_ptr</text:p>
      <text:p text:style-name="Standard">- Circular reference problem with shared_ptr and how weak_ptr solves it</text:p>
      <text:p text:style-name="Standard">- Custom deleters with smart pointers</text:p>
      <text:p text:style-name="Standard"/>
      <text:p text:style-name="Standard">**Question 42: Memory Layout**</text:p>
      <text:p text:style-name="Standard">- Explain memory layout of C++ program (stack, heap, data, text segments)</text:p>
      <text:p text:style-name="Standard">- What happens when you call `new` and `delete`?</text:p>
      <text:p text:style-name="Standard">- Memory alignment and padding in structs</text:p>
      <text:p text:style-name="Standard">- Stack vs heap allocation - performance implications</text:p>
      <text:p text:style-name="Standard">- Memory fragmentation and how to avoid it</text:p>
      <text:p text:style-name="Standard"/>
      <text:p text:style-name="Standard">**Question 43: RAII Pattern**</text:p>
      <text:p text:style-name="Standard">- Explain RAII principle with examples</text:p>
      <text:p text:style-name="Standard">- Implement a file handler using RAII</text:p>
      <text:p text:style-name="Standard">- Implement a mutex lock guard using RAII</text:p>
      <text:p text:style-name="Standard">- Benefits of RAII in exception safety</text:p>
      <text:p text:style-name="Standard"/>
      <text:p text:style-name="Standard">**Question 44: Move Semantics &amp; Perfect Forwarding**</text:p>
      <text:p text:style-name="Standard">- Difference between lvalue and rvalue</text:p>
      <text:p text:style-name="Standard">- Move constructor and move assignment operator</text:p>
      <text:p text:style-name="Standard">- Rule of 5 (or rule of 0)</text:p>
      <text:p text:style-name="Standard"><text:soft-page-break/>- std::move vs std::forward</text:p>
      <text:p text:style-name="Standard">- When does move semantics improve performance?</text:p>
      <text:p text:style-name="Standard"/>
      <text:p text:style-name="Standard">### B. STL Internals &amp; Advanced Usage</text:p>
      <text:p text:style-name="Standard"/>
      <text:p text:style-name="Standard">**Question 45: STL Container Internals**</text:p>
      <text:p text:style-name="Standard">- How is std::vector implemented? Growth strategy?</text:p>
      <text:p text:style-name="Standard">- How does std::unordered_map work internally? (hash table, buckets, load factor)</text:p>
      <text:p text:style-name="Standard">- Difference between std::map and std::unordered_map - when to use which?</text:p>
      <text:p text:style-name="Standard">- How is std::list implemented? Why is it less cache-friendly?</text:p>
      <text:p text:style-name="Standard">- std::deque internal structure and use cases</text:p>
      <text:p text:style-name="Standard"/>
      <text:p text:style-name="Standard">**Question 46: Iterators**</text:p>
      <text:p text:style-name="Standard">- Different types of iterators (input, output, forward, bidirectional, random access)</text:p>
      <text:p text:style-name="Standard">- Iterator invalidation - when does it happen?</text:p>
      <text:p text:style-name="Standard">- Implement a simple iterator for a custom container</text:p>
      <text:p text:style-name="Standard">- const_iterator vs iterator</text:p>
      <text:p text:style-name="Standard"/>
      <text:p text:style-name="Standard">**Question 47: STL Algorithms**</text:p>
      <text:p text:style-name="Standard">- Commonly used algorithms: std::find, std::sort, std::transform, std::accumulate</text:p>
      <text:p text:style-name="Standard">- Lambda functions with STL algorithms</text:p>
      <text:p text:style-name="Standard">- std::copy vs std::move in algorithms</text:p>
      <text:p text:style-name="Standard">- Time complexity of STL algorithms</text:p>
      <text:p text:style-name="Standard"/>
      <text:p text:style-name="Standard">**Question 48: Custom Comparators &amp; Allocators**</text:p>
      <text:p text:style-name="Standard">- Writing custom comparators for std::sort, std::map</text:p>
      <text:p text:style-name="Standard">- Implementing custom allocators</text:p>
      <text:p text:style-name="Standard">- std::allocator usage and benefits</text:p>
      <text:p text:style-name="Standard"/>
      <text:p text:style-name="Standard">### C. Multithreading &amp; Concurrency</text:p>
      <text:p text:style-name="Standard"/>
      <text:p text:style-name="Standard">**Question 49: Thread Basics**</text:p>
      <text:p text:style-name="Standard">- Create and manage threads using std::thread</text:p>
      <text:p text:style-name="Standard">- Join vs detach - when to use which?</text:p>
      <text:p text:style-name="Standard">- Thread lifecycle and states</text:p>
      <text:p text:style-name="Standard">- Race conditions and data races - examples</text:p>
      <text:p text:style-name="Standard"/>
      <text:p text:style-name="Standard">**Question 50: Synchronization Primitives**</text:p>
      <text:p text:style-name="Standard">- std::mutex, std::recursive_mutex, std::timed_mutex</text:p>
      <text:p text:style-name="Standard">- std::lock_guard vs std::unique_lock vs std::scoped_lock</text:p>
      <text:p text:style-name="Standard">- std::condition_variable - producer-consumer problem</text:p>
      <text:p text:style-name="Standard">- Deadlock: what it is, how to prevent it</text:p>
      <text:p text:style-name="Standard">- std::atomic and lock-free programming basics</text:p>
      <text:p text:style-name="Standard"/>
      <text:p text:style-name="Standard">**Question 51: Advanced Threading**</text:p>
      <text:p text:style-name="Standard">- Thread pool implementation</text:p>
      <text:p text:style-name="Standard">- std::future and std::promise</text:p>
      <text:p text:style-name="Standard">- std::async vs std::thread</text:p>
      <text:p text:style-name="Standard">- Read-write locks (std::shared_mutex)</text:p>
      <text:p text:style-name="Standard">- Memory ordering and happens-before relationship</text:p>
      <text:p text:style-name="Standard"/>
      <text:p text:style-name="Standard">**Question 52: Thread-Safe Data Structures**</text:p>
      <text:p text:style-name="Standard"><text:soft-page-break/>- Implement a thread-safe queue</text:p>
      <text:p text:style-name="Standard">- Implement a thread-safe LRU cache</text:p>
      <text:p text:style-name="Standard">- Lock-free vs wait-free data structures</text:p>
      <text:p text:style-name="Standard">- Double-checked locking pattern and why it's problematic</text:p>
      <text:p text:style-name="Standard"/>
      <text:p text:style-name="Standard">### D. Templates &amp; Modern C++</text:p>
      <text:p text:style-name="Standard"/>
      <text:p text:style-name="Standard">**Question 53: Templates**</text:p>
      <text:p text:style-name="Standard">- Function templates vs class templates</text:p>
      <text:p text:style-name="Standard">- Template specialization (full and partial)</text:p>
      <text:p text:style-name="Standard">- Variadic templates</text:p>
      <text:p text:style-name="Standard">- SFINAE (Substitution Failure Is Not An Error)</text:p>
      <text:p text:style-name="Standard">- Concepts in C++20</text:p>
      <text:p text:style-name="Standard"/>
      <text:p text:style-name="Standard">**Question 54: Modern C++ Features**</text:p>
      <text:p text:style-name="Standard">- constexpr and compile-time evaluation</text:p>
      <text:p text:style-name="Standard">- std::optional, std::variant, std::any</text:p>
      <text:p text:style-name="Standard">- Structured bindings (C++17)</text:p>
      <text:p text:style-name="Standard">- Range-based for loops and ranges library</text:p>
      <text:p text:style-name="Standard">- Lambda expressions and captures</text:p>
      <text:p text:style-name="Standard"/>
      <text:p text:style-name="Standard">### E. Object-Oriented Programming</text:p>
      <text:p text:style-name="Standard"/>
      <text:p text:style-name="Standard">**Question 55: Polymorphism &amp; Virtual Functions**</text:p>
      <text:p text:style-name="Standard">- Virtual function table (vtable) and virtual pointer (vptr)</text:p>
      <text:p text:style-name="Standard">- Pure virtual functions and abstract classes</text:p>
      <text:p text:style-name="Standard">- Virtual destructor - why is it needed?</text:p>
      <text:p text:style-name="Standard">- Diamond problem and virtual inheritance</text:p>
      <text:p text:style-name="Standard">- Override vs final keywords</text:p>
      <text:p text:style-name="Standard"/>
      <text:p text:style-name="Standard">**Question 56: Design Patterns**</text:p>
      <text:p text:style-name="Standard">- Singleton pattern (thread-safe implementation)</text:p>
      <text:p text:style-name="Standard">- Factory pattern</text:p>
      <text:p text:style-name="Standard">- Observer pattern</text:p>
      <text:p text:style-name="Standard">- Strategy pattern</text:p>
      <text:p text:style-name="Standard">- PIMPL idiom (Pointer to Implementation)</text:p>
      <text:p text:style-name="Standard"/>
      <text:p text:style-name="Standard">---</text:p>
      <text:p text:style-name="Standard"/>
      <text:p text:style-name="Standard">## SECTION 4: LINUX KERNEL &amp; SYSTEMS PROGRAMMING</text:p>
      <text:p text:style-name="Standard"/>
      <text:p text:style-name="Standard">### A. Kernel I/O Subsystem</text:p>
      <text:p text:style-name="Standard"/>
      <text:p text:style-name="Standard">**Question 57: VFS (Virtual File System)**</text:p>
      <text:p text:style-name="Standard">- Explain VFS layer architecture</text:p>
      <text:p text:style-name="Standard">- What are inodes and dentries?</text:p>
      <text:p text:style-name="Standard">- How does Linux handle different filesystem types?</text:p>
      <text:p text:style-name="Standard">- Page cache and buffer cache</text:p>
      <text:p text:style-name="Standard">- Direct I/O vs buffered I/O</text:p>
      <text:p text:style-name="Standard"/>
      <text:p text:style-name="Standard">**Question 30: BIO Layer (Block I/O)**</text:p>
      <text:p text:style-name="Standard">- What is a bio structure?</text:p>
      <text:p text:style-name="Standard"><text:soft-page-break/>- How does block I/O work in Linux?</text:p>
      <text:p text:style-name="Standard">- I/O schedulers (CFQ, deadline, noop) - which one when?</text:p>
      <text:p text:style-name="Standard">- bio_vec and scatter-gather I/O</text:p>
      <text:p text:style-name="Standard">- Relevance to your USB encryption project</text:p>
      <text:p text:style-name="Standard"/>
      <text:p text:style-name="Standard">**Question 31: Device Drivers**</text:p>
      <text:p text:style-name="Standard">- Character device vs block device</text:p>
      <text:p text:style-name="Standard">- Major and minor numbers</text:p>
      <text:p text:style-name="Standard">- ioctl system call</text:p>
      <text:p text:style-name="Standard">- How does udev work? (relevant to your device control daemon)</text:p>
      <text:p text:style-name="Standard">- Netfilter hooks and packet flow</text:p>
      <text:p text:style-name="Standard"/>
      <text:p text:style-name="Standard">**Question 32: File I/O &amp; System Calls**</text:p>
      <text:p text:style-name="Standard">- open(), read(), write(), close() - what happens internally?</text:p>
      <text:p text:style-name="Standard">- File descriptors and file descriptor table</text:p>
      <text:p text:style-name="Standard">- epoll vs select vs poll - when to use which?</text:p>
      <text:p text:style-name="Standard">- mmap() and its benefits</text:p>
      <text:p text:style-name="Standard">- sendfile() and zero-copy I/O</text:p>
      <text:p text:style-name="Standard"/>
      <text:p text:style-name="Standard">### B. Process &amp; Thread Management</text:p>
      <text:p text:style-name="Standard"/>
      <text:p text:style-name="Standard">**Question 33: Process Internals**</text:p>
      <text:p text:style-name="Standard">- Process vs thread - memory layout differences</text:p>
      <text:p text:style-name="Standard">- Process creation: fork() and exec()</text:p>
      <text:p text:style-name="Standard">- Copy-on-write (COW) mechanism</text:p>
      <text:p text:style-name="Standard">- Process states and transitions</text:p>
      <text:p text:style-name="Standard">- Orphan and zombie processes</text:p>
      <text:p text:style-name="Standard"/>
      <text:p text:style-name="Standard">**Question 34: IPC Mechanisms**</text:p>
      <text:p text:style-name="Standard">- Pipes and named pipes (FIFOs)</text:p>
      <text:p text:style-name="Standard">- Message queues, shared memory, semaphores (System V vs POSIX)</text:p>
      <text:p text:style-name="Standard">- Unix domain sockets vs network sockets</text:p>
      <text:p text:style-name="Standard">- When to use which IPC mechanism?</text:p>
      <text:p text:style-name="Standard"/>
      <text:p text:style-name="Standard">**Question 35: Thread Synchronization**</text:p>
      <text:p text:style-name="Standard">- Mutex vs semaphore vs spinlock</text:p>
      <text:p text:style-name="Standard">- Futex (fast userspace mutex)</text:p>
      <text:p text:style-name="Standard">- Read-write locks</text:p>
      <text:p text:style-name="Standard">- Barriers and memory ordering</text:p>
      <text:p text:style-name="Standard"/>
      <text:p text:style-name="Standard">### C. Networking Subsystem</text:p>
      <text:p text:style-name="Standard"/>
      <text:p text:style-name="Standard">**Question 36: Network Stack**</text:p>
      <text:p text:style-name="Standard">- Linux network stack layers</text:p>
      <text:p text:style-name="Standard">- sk_buff structure</text:p>
      <text:p text:style-name="Standard">- Netfilter framework and hooks</text:p>
      <text:p text:style-name="Standard">- Connection tracking</text:p>
      <text:p text:style-name="Standard">- Relevance to your packet inspection project</text:p>
      <text:p text:style-name="Standard"/>
      <text:p text:style-name="Standard">**Question 37: Socket Programming**</text:p>
      <text:p text:style-name="Standard">- TCP vs UDP - when to use which?</text:p>
      <text:p text:style-name="Standard">- Socket states in TCP</text:p>
      <text:p text:style-name="Standard"><text:soft-page-break/>- Non-blocking sockets and event-driven I/O</text:p>
      <text:p text:style-name="Standard">- Socket options (SO_REUSEADDR, TCP_NODELAY, etc.)</text:p>
      <text:p text:style-name="Standard">- Zero-copy networking (sendfile, splice)</text:p>
      <text:p text:style-name="Standard"/>
      <text:p text:style-name="Standard">**Question 38: Performance &amp; Tuning**</text:p>
      <text:p text:style-name="Standard">- TCP tuning parameters</text:p>
      <text:p text:style-name="Standard">- Interrupt handling and NAPI</text:p>
      <text:p text:style-name="Standard">- Network device drivers</text:p>
      <text:p text:style-name="Standard">- RSS (Receive Side Scaling) and RPS (Receive Packet Steering)</text:p>
      <text:p text:style-name="Standard"/>
      <text:p text:style-name="Standard">### D. Memory Management</text:p>
      <text:p text:style-name="Standard"/>
      <text:p text:style-name="Standard">**Question 39: Virtual Memory**</text:p>
      <text:p text:style-name="Standard">- Page tables and TLB</text:p>
      <text:p text:style-name="Standard">- Demand paging and page faults</text:p>
      <text:p text:style-name="Standard">- Swapping and OOM killer</text:p>
      <text:p text:style-name="Standard">- Huge pages and transparent huge pages</text:p>
      <text:p text:style-name="Standard"/>
      <text:p text:style-name="Standard">**Question 40: Memory Allocators**</text:p>
      <text:p text:style-name="Standard">- slab, slub, slob allocators</text:p>
      <text:p text:style-name="Standard">- kmalloc vs vmalloc</text:p>
      <text:p text:style-name="Standard">- Memory pools</text:p>
      <text:p text:style-name="Standard">- Cache-line effects and false sharing</text:p>
      <text:p text:style-name="Standard"/>
      <text:p text:style-name="Standard">---</text:p>
      <text:p text:style-name="Standard"/>
      <text:p text:style-name="Standard">## SECTION 5: DISTRIBUTED STORAGE SYSTEMS</text:p>
      <text:p text:style-name="Standard"/>
      <text:p text:style-name="Standard">### A. Storage Fundamentals</text:p>
      <text:p text:style-name="Standard"/>
      <text:p text:style-name="Standard">**Question 69: Storage Types**</text:p>
      <text:p text:style-name="Standard">- Block storage vs file storage vs object storage - differences and use cases</text:p>
      <text:p text:style-name="Standard">- What is NFS? How does NFSv4 differ from NFSv3?</text:p>
      <text:p text:style-name="Standard">- Explain Ceph architecture (RADOS, RBD, CephFS, RGW)</text:p>
      <text:p text:style-name="Standard">- What is Lustre? Use cases in HPC</text:p>
      <text:p text:style-name="Standard">- S3 protocol and object storage concepts</text:p>
      <text:p text:style-name="Standard"/>
      <text:p text:style-name="Standard">**Question 70: NVMe &amp; High-Performance Storage**</text:p>
      <text:p text:style-name="Standard">- What is NVMe? How is it different from SATA/SAS?</text:p>
      <text:p text:style-name="Standard">- NVMe-oF (NVMe over Fabrics) - RDMA, TCP variants</text:p>
      <text:p text:style-name="Standard">- Queue depth and parallel I/O</text:p>
      <text:p text:style-name="Standard">- Why is NVMe faster than traditional storage?</text:p>
      <text:p text:style-name="Standard"/>
      <text:p text:style-name="Standard">**Question 71: Storage Performance**</text:p>
      <text:p text:style-name="Standard">- IOPS vs throughput vs latency</text:p>
      <text:p text:style-name="Standard">- Sequential vs random I/O</text:p>
      <text:p text:style-name="Standard">- Read vs write performance characteristics</text:p>
      <text:p text:style-name="Standard">- I/O patterns in distributed systems</text:p>
      <text:p text:style-name="Standard">- Benchmarking tools: fio, iozone</text:p>
      <text:p text:style-name="Standard"/>
      <text:p text:style-name="Standard">### B. Distributed Systems Concepts</text:p>
      <text:p text:style-name="Standard"/>
      <text:p text:style-name="Standard"><text:soft-page-break/>**Question 72: CAP Theorem**</text:p>
      <text:p text:style-name="Standard">- Explain CAP theorem</text:p>
      <text:p text:style-name="Standard">- Consistency models: strong, eventual, causal</text:p>
      <text:p text:style-name="Standard">- Partition tolerance and network splits</text:p>
      <text:p text:style-name="Standard">- Trade-offs in distributed storage systems</text:p>
      <text:p text:style-name="Standard"/>
      <text:p text:style-name="Standard">**Question 73: Replication &amp; Consistency**</text:p>
      <text:p text:style-name="Standard">- Replication strategies: master-slave, multi-master, quorum</text:p>
      <text:p text:style-name="Standard">- Consensus algorithms: Paxos, Raft (basics)</text:p>
      <text:p text:style-name="Standard">- Write-ahead logging (WAL)</text:p>
      <text:p text:style-name="Standard">- Read-after-write consistency</text:p>
      <text:p text:style-name="Standard"/>
      <text:p text:style-name="Standard">**Question 74: Data Placement &amp; Sharding**</text:p>
      <text:p text:style-name="Standard">- Consistent hashing for data distribution</text:p>
      <text:p text:style-name="Standard">- Hash-based vs range-based partitioning</text:p>
      <text:p text:style-name="Standard">- Rebalancing when nodes are added/removed</text:p>
      <text:p text:style-name="Standard">- Handling hotspots</text:p>
      <text:p text:style-name="Standard"/>
      <text:p text:style-name="Standard">**Question 75: Fault Tolerance**</text:p>
      <text:p text:style-name="Standard">- Failure detection mechanisms</text:p>
      <text:p text:style-name="Standard">- Recovery and rebuild strategies</text:p>
      <text:p text:style-name="Standard">- Erasure coding vs replication</text:p>
      <text:p text:style-name="Standard">- RAID concepts and levels</text:p>
      <text:p text:style-name="Standard"/>
      <text:p text:style-name="Standard">### C. Performance &amp; Optimization</text:p>
      <text:p text:style-name="Standard"/>
      <text:p text:style-name="Standard">**Question 76: Caching Strategies**</text:p>
      <text:p text:style-name="Standard">- Cache hierarchies in storage systems</text:p>
      <text:p text:style-name="Standard">- Cache eviction policies (LRU, LFU, ARC)</text:p>
      <text:p text:style-name="Standard">- Write-through vs write-back caching</text:p>
      <text:p text:style-name="Standard">- Cache coherence in distributed systems</text:p>
      <text:p text:style-name="Standard"/>
      <text:p text:style-name="Standard">**Question 77: I/O Optimization**</text:p>
      <text:p text:style-name="Standard">- Batching and coalescing I/O requests</text:p>
      <text:p text:style-name="Standard">- Read-ahead and prefetching</text:p>
      <text:p text:style-name="Standard">- I/O queuing and scheduling</text:p>
      <text:p text:style-name="Standard">- Reducing latency in storage stack</text:p>
      <text:p text:style-name="Standard"/>
      <text:p text:style-name="Standard">---</text:p>
      <text:p text:style-name="Standard"/>
      <text:p text:style-name="Standard">## SECTION 6: COMPUTER ARCHITECTURE &amp; PERFORMANCE</text:p>
      <text:p text:style-name="Standard"/>
      <text:p text:style-name="Standard">### A. NUMA Architecture</text:p>
      <text:p text:style-name="Standard"/>
      <text:p text:style-name="Standard">**Question 78: NUMA Basics**</text:p>
      <text:p text:style-name="Standard">- What is NUMA (Non-Uniform Memory Access)?</text:p>
      <text:p text:style-name="Standard">- NUMA node, socket, core - relationships</text:p>
      <text:p text:style-name="Standard">- Local vs remote memory access - performance impact</text:p>
      <text:p text:style-name="Standard">- Why is NUMA important for storage systems?</text:p>
      <text:p text:style-name="Standard"/>
      <text:p text:style-name="Standard">**Question 79: NUMA Programming**</text:p>
      <text:p text:style-name="Standard">- How to check NUMA topology? (numactl, lscpu)</text:p>
      <text:p text:style-name="Standard"><text:soft-page-break/>- Memory binding and CPU affinity</text:p>
      <text:p text:style-name="Standard">- NUMA-aware memory allocation</text:p>
      <text:p text:style-name="Standard">- First-touch policy</text:p>
      <text:p text:style-name="Standard">- Impact on multi-threaded applications</text:p>
      <text:p text:style-name="Standard"/>
      <text:p text:style-name="Standard">**Question 80: NUMA Optimization**</text:p>
      <text:p text:style-name="Standard">- Identifying NUMA-related performance issues</text:p>
      <text:p text:style-name="Standard">- Tools: numastat, perf, likwid</text:p>
      <text:p text:style-name="Standard">- Strategies to minimize remote memory access</text:p>
      <text:p text:style-name="Standard">- Thread and memory placement strategies</text:p>
      <text:p text:style-name="Standard"/>
      <text:p text:style-name="Standard">### B. PCI Bus &amp; Hardware</text:p>
      <text:p text:style-name="Standard"/>
      <text:p text:style-name="Standard">**Question 81: PCI Architecture**</text:p>
      <text:p text:style-name="Standard">- PCI, PCIe basics - lanes, generations, bandwidth</text:p>
      <text:p text:style-name="Standard">- How does CPU communicate with PCIe devices?</text:p>
      <text:p text:style-name="Standard">- DMA (Direct Memory Access) - how it works</text:p>
      <text:p text:style-name="Standard">- IOMMU and device isolation</text:p>
      <text:p text:style-name="Standard">- MSI/MSI-X interrupts</text:p>
      <text:p text:style-name="Standard"/>
      <text:p text:style-name="Standard">**Question 82: Hardware Performance**</text:p>
      <text:p text:style-name="Standard">- CPU caches: L1, L2, L3 - sizes and latencies</text:p>
      <text:p text:style-name="Standard">- Cache coherence protocols (MESI)</text:p>
      <text:p text:style-name="Standard">- False sharing and how to avoid it</text:p>
      <text:p text:style-name="Standard">- Memory bandwidth vs latency</text:p>
      <text:p text:style-name="Standard">- Hardware prefetching</text:p>
      <text:p text:style-name="Standard"/>
      <text:p text:style-name="Standard">### C. Performance Analysis</text:p>
      <text:p text:style-name="Standard"/>
      <text:p text:style-name="Standard">**Question 83: Profiling &amp; Debugging Tools**</text:p>
      <text:p text:style-name="Standard">- Valgrind - memcheck, cachegrind, callgrind</text:p>
      <text:p text:style-name="Standard">- perf - CPU profiling, cache misses, branch prediction</text:p>
      <text:p text:style-name="Standard">- gdb - debugging techniques, core dumps</text:p>
      <text:p text:style-name="Standard">- strace, ltrace - system call and library call tracing</text:p>
      <text:p text:style-name="Standard">- eBPF and bpftrace for deep system analysis</text:p>
      <text:p text:style-name="Standard"/>
      <text:p text:style-name="Standard">**Question 84: Performance Metrics**</text:p>
      <text:p text:style-name="Standard">- CPU utilization, saturation, errors</text:p>
      <text:p text:style-name="Standard">- Memory bandwidth utilization</text:p>
      <text:p text:style-name="Standard">- I/O wait time and queue depths</text:p>
      <text:p text:style-name="Standard">- Lock contention detection</text:p>
      <text:p text:style-name="Standard">- USE method (Utilization, Saturation, Errors)</text:p>
      <text:p text:style-name="Standard"/>
      <text:p text:style-name="Standard">---</text:p>
      <text:p text:style-name="Standard"/>
      <text:p text:style-name="Standard">## SECTION 7: TOOLS &amp; MODERN WORKFLOW</text:p>
      <text:p text:style-name="Standard"/>
      <text:p text:style-name="Standard">### A. GitHub Copilot &amp; AI Tools</text:p>
      <text:p text:style-name="Standard"/>
      <text:p text:style-name="Standard">**Question 85: AI-Assisted Development**</text:p>
      <text:p text:style-name="Standard">- Have you used GitHub Copilot or similar AI tools?</text:p>
      <text:p text:style-name="Standard">- How would you integrate Copilot into your workflow?</text:p>
      <text:p text:style-name="Standard"><text:soft-page-break/>- When would you trust AI suggestions vs review carefully?</text:p>
      <text:p text:style-name="Standard">- Examples of where AI coding assistants are helpful</text:p>
      <text:p text:style-name="Standard">- Limitations and concerns with AI-generated code</text:p>
      <text:p text:style-name="Standard"/>
      <text:p text:style-name="Standard">**Question 86: Modern Development Practices**</text:p>
      <text:p text:style-name="Standard">- Code review best practices</text:p>
      <text:p text:style-name="Standard">- Writing testable code</text:p>
      <text:p text:style-name="Standard">- Unit testing in C++ (Google Test, Catch2)</text:p>
      <text:p text:style-name="Standard">- Continuous Integration/Continuous Deployment (CI/CD)</text:p>
      <text:p text:style-name="Standard">- Documentation practices</text:p>
      <text:p text:style-name="Standard"/>
      <text:p text:style-name="Standard">### B. Docker &amp; Containerization</text:p>
      <text:p text:style-name="Standard"/>
      <text:p text:style-name="Standard">**Question 87: Docker Basics**</text:p>
      <text:p text:style-name="Standard">- What is a container? How is it different from a VM?</text:p>
      <text:p text:style-name="Standard">- Docker architecture: images, containers, layers</text:p>
      <text:p text:style-name="Standard">- Dockerfile basics - writing efficient Dockerfiles</text:p>
      <text:p text:style-name="Standard">- Docker networking modes</text:p>
      <text:p text:style-name="Standard">- Volume mounting and data persistence</text:p>
      <text:p text:style-name="Standard"/>
      <text:p text:style-name="Standard">**Question 88: Docker for Development**</text:p>
      <text:p text:style-name="Standard">- Building C++ applications in Docker</text:p>
      <text:p text:style-name="Standard">- Multi-stage builds for optimization</text:p>
      <text:p text:style-name="Standard">- Docker Compose for multi-container setups</text:p>
      <text:p text:style-name="Standard">- Debugging applications running in containers</text:p>
      <text:p text:style-name="Standard">- Security considerations with containers</text:p>
      <text:p text:style-name="Standard"/>
      <text:p text:style-name="Standard">### C. Version Control &amp; Collaboration</text:p>
      <text:p text:style-name="Standard"/>
      <text:p text:style-name="Standard">**Question 89: Git Advanced**</text:p>
      <text:p text:style-name="Standard">- Branching strategies (GitFlow, trunk-based development)</text:p>
      <text:p text:style-name="Standard">- Rebasing vs merging - when to use which?</text:p>
      <text:p text:style-name="Standard">- Cherry-picking and handling conflicts</text:p>
      <text:p text:style-name="Standard">- Git bisect for debugging</text:p>
      <text:p text:style-name="Standard">- Managing large repositories</text:p>
      <text:p text:style-name="Standard"/>
      <text:p text:style-name="Standard">**Question 90: Code Quality**</text:p>
      <text:p text:style-name="Standard">- Static analysis tools for C++ (clang-tidy, cppcheck)</text:p>
      <text:p text:style-name="Standard">- Code formatting (clang-format)</text:p>
      <text:p text:style-name="Standard">- Memory leak detection</text:p>
      <text:p text:style-name="Standard">- Race condition detection (ThreadSanitizer)</text:p>
      <text:p text:style-name="Standard">- Code coverage analysis</text:p>
      <text:p text:style-name="Standard"/>
      <text:p text:style-name="Standard">---</text:p>
      <text:p text:style-name="Standard"/>
      <text:p text:style-name="Standard">## SECTION 8: PYTHON FOR AUTOMATION &amp; SCRIPTING</text:p>
      <text:p text:style-name="Standard"/>
      <text:p text:style-name="Standard">**Question 91: Python Basics (for Storage Engineers)**</text:p>
      <text:p text:style-name="Standard">- File I/O and system operations</text:p>
      <text:p text:style-name="Standard">- subprocess module for running shell commands</text:p>
      <text:p text:style-name="Standard">- Parsing command output (regex, string manipulation)</text:p>
      <text:p text:style-name="Standard">- Working with JSON and YAML configs</text:p>
      <text:p text:style-name="Standard"><text:soft-page-break/>- Error handling and logging</text:p>
      <text:p text:style-name="Standard"/>
      <text:p text:style-name="Standard">**Question 92: Python for Data Analysis**</text:p>
      <text:p text:style-name="Standard">- Reading and analyzing performance logs</text:p>
      <text:p text:style-name="Standard">- Using pandas for data analysis</text:p>
      <text:p text:style-name="Standard">- Plotting with matplotlib</text:p>
      <text:p text:style-name="Standard">- Statistical analysis basics</text:p>
      <text:p text:style-name="Standard">- Automating report generation</text:p>
      <text:p text:style-name="Standard"/>
      <text:p text:style-name="Standard">**Question 93: Python Integration with C++**</text:p>
      <text:p text:style-name="Standard">- Using ctypes or pybind11 to call C++ from Python</text:p>
      <text:p text:style-name="Standard">- When to use Python vs when to use C++?</text:p>
      <text:p text:style-name="Standard">- Building test frameworks with Python</text:p>
      <text:p text:style-name="Standard">- Configuration management</text:p>
      <text:p text:style-name="Standard"/>
      <text:p text:style-name="Standard">---</text:p>
      <text:p text:style-name="Standard"/>
      <text:p text:style-name="Standard">## SECTION 9: SECURITY &amp; NETWORKING (Based on Your Experience)</text:p>
      <text:p text:style-name="Standard"/>
      <text:p text:style-name="Standard">**Question 94: Encryption &amp; Security**</text:p>
      <text:p text:style-name="Standard">- Symmetric vs asymmetric encryption</text:p>
      <text:p text:style-name="Standard">- OpenSSL library usage (your experience)</text:p>
      <text:p text:style-name="Standard">- TLS handshake process</text:p>
      <text:p text:style-name="Standard">- SNI (Server Name Indication) parsing</text:p>
      <text:p text:style-name="Standard">- Certificate validation</text:p>
      <text:p text:style-name="Standard"/>
      <text:p text:style-name="Standard">**Question 95: Authentication &amp; PAM**</text:p>
      <text:p text:style-name="Standard">- How does PAM (Pluggable Authentication Module) work?</text:p>
      <text:p text:style-name="Standard">- 2FA implementation approaches</text:p>
      <text:p text:style-name="Standard">- OAuth2 flow and token management</text:p>
      <text:p text:style-name="Standard">- Secure credential storage</text:p>
      <text:p text:style-name="Standard">- Best practices for handling secrets</text:p>
      <text:p text:style-name="Standard"/>
      <text:p text:style-name="Standard">**Question 96: Packet Capture &amp; Analysis**</text:p>
      <text:p text:style-name="Standard">- libpcap usage and BPF filters</text:p>
      <text:p text:style-name="Standard">- TCP/IP packet structure</text:p>
      <text:p text:style-name="Standard">- Deep packet inspection techniques</text:p>
      <text:p text:style-name="Standard">- Performance considerations in packet capture</text:p>
      <text:p text:style-name="Standard">- Use cases: monitoring, DLP, security</text:p>
      <text:p text:style-name="Standard"/>
      <text:p text:style-name="Standard">---</text:p>
      <text:p text:style-name="Standard"/>
      <text:p text:style-name="Standard">## SECTION 10: SYSTEM DESIGN QUESTIONS</text:p>
      <text:p text:style-name="Standard"/>
      <text:p text:style-name="Standard">**Question 97: Design a Distributed File System**</text:p>
      <text:p text:style-name="Standard">- Design a scalable distributed file system like HDFS</text:p>
      <text:p text:style-name="Standard">- Metadata management approach</text:p>
      <text:p text:style-name="Standard">- Data replication and consistency</text:p>
      <text:p text:style-name="Standard">- Handling node failures</text:p>
      <text:p text:style-name="Standard">- Client-server protocol</text:p>
      <text:p text:style-name="Standard"/>
      <text:p text:style-name="Standard">**Question 98: Design a High-Performance Object Store**</text:p>
      <text:p text:style-name="Standard"><text:soft-page-break/>- API design (S3-like)</text:p>
      <text:p text:style-name="Standard">- Data placement and sharding</text:p>
      <text:p text:style-name="Standard">- Metadata store design</text:p>
      <text:p text:style-name="Standard">- Caching strategy</text:p>
      <text:p text:style-name="Standard">- Multi-tenancy and access control</text:p>
      <text:p text:style-name="Standard"/>
      <text:p text:style-name="Standard">**Question 99: Design a Storage Caching Layer**</text:p>
      <text:p text:style-name="Standard">- Cache placement: client-side vs server-side</text:p>
      <text:p text:style-name="Standard">- Cache coherence in distributed environment</text:p>
      <text:p text:style-name="Standard">- Eviction policies and cache size management</text:p>
      <text:p text:style-name="Standard">- Handling cache misses and stampeding herd</text:p>
      <text:p text:style-name="Standard">- Performance metrics and monitoring</text:p>
      <text:p text:style-name="Standard"/>
      <text:p text:style-name="Standard">**Question 100: Design a Backup and Replication System**</text:p>
      <text:p text:style-name="Standard">- Full vs incremental vs differential backups</text:p>
      <text:p text:style-name="Standard">- Snapshot mechanisms</text:p>
      <text:p text:style-name="Standard">- Cross-datacenter replication</text:p>
      <text:p text:style-name="Standard">- Bandwidth optimization (deduplication, compression)</text:p>
      <text:p text:style-name="Standard">- Recovery time objectives (RTO) and recovery point objectives (RPO)</text:p>
      <text:p text:style-name="Standard"/>
      <text:p text:style-name="Standard">---</text:p>
      <text:p text:style-name="Standard"/>
      <text:p text:style-name="Standard">## SECTION 11: BEHAVIORAL &amp; SCENARIO-BASED QUESTIONS</text:p>
      <text:p text:style-name="Standard"/>
      <text:p text:style-name="Standard">**Question 101: Debugging Complex Issues**</text:p>
      <text:p text:style-name="Standard">- Walk through your USB encryption kernel module debugging process</text:p>
      <text:p text:style-name="Standard">- How did you handle kernel panics or system crashes?</text:p>
      <text:p text:style-name="Standard">- Tools and techniques used</text:p>
      <text:p text:style-name="Standard">- Root cause analysis approach</text:p>
      <text:p text:style-name="Standard"/>
      <text:p text:style-name="Standard">**Question 102: Performance Optimization**</text:p>
      <text:p text:style-name="Standard">- Describe a situation where you optimized performance</text:p>
      <text:p text:style-name="Standard">- Profiling approach and metrics</text:p>
      <text:p text:style-name="Standard">- Trade-offs made</text:p>
      <text:p text:style-name="Standard">- Results achieved</text:p>
      <text:p text:style-name="Standard"/>
      <text:p text:style-name="Standard">**Question 103: Working with Legacy Code**</text:p>
      <text:p text:style-name="Standard">- Maintaining compatibility across kernel versions (5.4 to 6.12+)</text:p>
      <text:p text:style-name="Standard">- API changes and how you handled them</text:p>
      <text:p text:style-name="Standard">- Testing strategy across versions</text:p>
      <text:p text:style-name="Standard">- Documentation approach</text:p>
      <text:p text:style-name="Standard"/>
      <text:p text:style-name="Standard">**Question 104: Production Issues**</text:p>
      <text:p text:style-name="Standard">- Handling production issues in your daemon services</text:p>
      <text:p text:style-name="Standard">- On-call experience and incident response</text:p>
      <text:p text:style-name="Standard">- Post-mortem and prevention</text:p>
      <text:p text:style-name="Standard">- Balancing quick fixes vs proper solutions</text:p>
      <text:p text:style-name="Standard"/>
      <text:p text:style-name="Standard">**Question 105: Collaboration &amp; Communication**</text:p>
      <text:p text:style-name="Standard">- Working with cross-functional teams</text:p>
      <text:p text:style-name="Standard">- Code review experiences</text:p>
      <text:p text:style-name="Standard">- Mentoring or knowledge sharing</text:p>
      <text:p text:style-name="Standard"><text:soft-page-break/>- Handling disagreements on technical decisions</text:p>
      <text:p text:style-name="Standard"/>
      <text:p text:style-name="Standard">---</text:p>
      <text:p text:style-name="Standard"/>
      <text:p text:style-name="Standard">## SECTION 12: QUICK FIRE TECHNICAL QUESTIONS</text:p>
      <text:p text:style-name="Standard"/>
      <text:p text:style-name="Standard">### General Systems</text:p>
      <text:p text:style-name="Standard"/>
      <text:p text:style-name="Standard">**Question 106:**</text:p>
      <text:p text:style-name="Standard">- What happens when you type a URL in a browser?</text:p>
      <text:p text:style-name="Standard">- Explain the boot process of Linux</text:p>
      <text:p text:style-name="Standard">- What is a system call? Name 10 system calls</text:p>
      <text:p text:style-name="Standard">- Difference between process and thread</text:p>
      <text:p text:style-name="Standard">- What is context switching?</text:p>
      <text:p text:style-name="Standard"/>
      <text:p text:style-name="Standard">### C/C++ Quick Questions</text:p>
      <text:p text:style-name="Standard"/>
      <text:p text:style-name="Standard">**Question 107:**</text:p>
      <text:p text:style-name="Standard">- sizeof(struct) vs sizeof(class)</text:p>
      <text:p text:style-name="Standard">- volatile keyword - when to use?</text:p>
      <text:p text:style-name="Standard">- Difference between malloc/free and new/delete</text:p>
      <text:p text:style-name="Standard">- What is alignment? #pragma pack</text:p>
      <text:p text:style-name="Standard">- Inline functions vs macros</text:p>
      <text:p text:style-name="Standard"/>
      <text:p text:style-name="Standard">### Linux Quick Questions</text:p>
      <text:p text:style-name="Standard"/>
      <text:p text:style-name="Standard">**Question 108:**</text:p>
      <text:p text:style-name="Standard">- Difference between hard link and soft link</text:p>
      <text:p text:style-name="Standard">- What is swap space?</text:p>
      <text:p text:style-name="Standard">- Explain /proc filesystem</text:p>
      <text:p text:style-name="Standard">- What are signals? Name common signals</text:p>
      <text:p text:style-name="Standard">- How to find memory leaks in a running process?</text:p>
      <text:p text:style-name="Standard"/>
      <text:p text:style-name="Standard">### Networking Quick Questions</text:p>
      <text:p text:style-name="Standard"/>
      <text:p text:style-name="Standard">**Question 109:**</text:p>
      <text:p text:style-name="Standard">- TCP 3-way handshake</text:p>
      <text:p text:style-name="Standard">- TIME_WAIT state - why does it exist?</text:p>
      <text:p text:style-name="Standard">- UDP vs TCP - pros and cons</text:p>
      <text:p text:style-name="Standard">- What is NAT?</text:p>
      <text:p text:style-name="Standard">- MTU and fragmentation</text:p>
      <text:p text:style-name="Standard"/>
      <text:p text:style-name="Standard">---</text:p>
      <text:p text:style-name="Standard"/>
      <text:p text:style-name="Standard">---</text:p>
      <text:p text:style-name="Standard"/>
      <text:p text:style-name="Standard">## SECTION 13: CODE IMPLEMENTATIONS - MUST PRACTICE</text:p>
      <text:p text:style-name="Standard"/>
      <text:p text:style-name="Standard">### A. Complete Array Problem Solutions</text:p>
      <text:p text:style-name="Standard"/>
      <text:p text:style-name="Standard">```cpp</text:p>
      <text:p text:style-name="Standard">// 1. TWO SUM - Most Asked Problem</text:p>
      <text:p text:style-name="Standard"><text:soft-page-break/>vector&lt;int&gt; twoSum(vector&lt;int&gt;&amp; nums, int target) {</text:p>
      <text:p text:style-name="Standard"><text:s text:c="4"/>unordered_map&lt;int, int&gt; map;</text:p>
      <text:p text:style-name="Standard"><text:s text:c="4"/>for(int i = 0; i &lt; nums.size(); i++) {</text:p>
      <text:p text:style-name="Standard"><text:s text:c="8"/>int complement = target - nums[i];</text:p>
      <text:p text:style-name="Standard"><text:s text:c="8"/>if(map.find(complement) != map.end()) {</text:p>
      <text:p text:style-name="Standard"><text:s text:c="12"/>return {map[complement], i};</text:p>
      <text:p text:style-name="Standard"><text:s text:c="8"/>}</text:p>
      <text:p text:style-name="Standard"><text:s text:c="8"/>map[nums[i]] = i;</text:p>
      <text:p text:style-name="Standard"><text:s text:c="4"/>}</text:p>
      <text:p text:style-name="Standard"><text:s text:c="4"/>return {};</text:p>
      <text:p text:style-name="Standard">}</text:p>
      <text:p text:style-name="Standard"/>
      <text:p text:style-name="Standard">// 2. MAXIMUM SUBARRAY SUM (Kadane's Algorithm)</text:p>
      <text:p text:style-name="Standard">int maxSubArray(vector&lt;int&gt;&amp; nums) {</text:p>
      <text:p text:style-name="Standard"><text:s text:c="4"/>int maxSum = nums[0];</text:p>
      <text:p text:style-name="Standard"><text:s text:c="4"/>int currentSum = nums[0];</text:p>
      <text:p text:style-name="Standard"><text:s text:c="4"/></text:p>
      <text:p text:style-name="Standard"><text:s text:c="4"/>for(int i = 1; i &lt; nums.size(); i++) {</text:p>
      <text:p text:style-name="Standard"><text:s text:c="8"/>currentSum = max(nums[i], currentSum + nums[i]);</text:p>
      <text:p text:style-name="Standard"><text:s text:c="8"/>maxSum = max(maxSum, currentSum);</text:p>
      <text:p text:style-name="Standard"><text:s text:c="4"/>}</text:p>
      <text:p text:style-name="Standard"><text:s text:c="4"/>return maxSum;</text:p>
      <text:p text:style-name="Standard">}</text:p>
      <text:p text:style-name="Standard"/>
      <text:p text:style-name="Standard">// 3. BEST TIME TO BUY AND SELL STOCK</text:p>
      <text:p text:style-name="Standard">int maxProfit(vector&lt;int&gt;&amp; prices) {</text:p>
      <text:p text:style-name="Standard"><text:s text:c="4"/>int minPrice = INT_MAX;</text:p>
      <text:p text:style-name="Standard"><text:s text:c="4"/>int maxProfit = 0;</text:p>
      <text:p text:style-name="Standard"><text:s text:c="4"/></text:p>
      <text:p text:style-name="Standard"><text:s text:c="4"/>for(int price : prices) {</text:p>
      <text:p text:style-name="Standard"><text:s text:c="8"/>minPrice = min(minPrice, price);</text:p>
      <text:p text:style-name="Standard"><text:s text:c="8"/>maxProfit = max(maxProfit, price - minPrice);</text:p>
      <text:p text:style-name="Standard"><text:s text:c="4"/>}</text:p>
      <text:p text:style-name="Standard"><text:s text:c="4"/>return maxProfit;</text:p>
      <text:p text:style-name="Standard">}</text:p>
      <text:p text:style-name="Standard"/>
      <text:p text:style-name="Standard">// 4. CONTAINS DUPLICATE</text:p>
      <text:p text:style-name="Standard">bool containsDuplicate(vector&lt;int&gt;&amp; nums) {</text:p>
      <text:p text:style-name="Standard"><text:s text:c="4"/>unordered_set&lt;int&gt; seen;</text:p>
      <text:p text:style-name="Standard"><text:s text:c="4"/>for(int num : nums) {</text:p>
      <text:p text:style-name="Standard"><text:s text:c="8"/>if(seen.count(num)) return true;</text:p>
      <text:p text:style-name="Standard"><text:s text:c="8"/>seen.insert(num);</text:p>
      <text:p text:style-name="Standard"><text:s text:c="4"/>}</text:p>
      <text:p text:style-name="Standard"><text:s text:c="4"/>return false;</text:p>
      <text:p text:style-name="Standard">}</text:p>
      <text:p text:style-name="Standard"/>
      <text:p text:style-name="Standard">// 5. PRODUCT OF ARRAY EXCEPT SELF (Without Division)</text:p>
      <text:p text:style-name="Standard">vector&lt;int&gt; productExceptSelf(vector&lt;int&gt;&amp; nums) {</text:p>
      <text:p text:style-name="Standard"><text:s text:c="4"/>int n = nums.size();</text:p>
      <text:p text:style-name="Standard"><text:s text:c="4"/>vector&lt;int&gt; result(n, 1);</text:p>
      <text:p text:style-name="Standard"><text:s text:c="4"/></text:p>
      <text:p text:style-name="Standard"><text:s text:c="4"/>// Left products</text:p>
      <text:p text:style-name="Standard"><text:soft-page-break/><text:s text:c="4"/>int left = 1;</text:p>
      <text:p text:style-name="Standard"><text:s text:c="4"/>for(int i = 0; i &lt; n; i++) {</text:p>
      <text:p text:style-name="Standard"><text:s text:c="8"/>result[i] = left;</text:p>
      <text:p text:style-name="Standard"><text:s text:c="8"/>left *= nums[i];</text:p>
      <text:p text:style-name="Standard"><text:s text:c="4"/>}</text:p>
      <text:p text:style-name="Standard"><text:s text:c="4"/></text:p>
      <text:p text:style-name="Standard"><text:s text:c="4"/>// Right products</text:p>
      <text:p text:style-name="Standard"><text:s text:c="4"/>int right = 1;</text:p>
      <text:p text:style-name="Standard"><text:s text:c="4"/>for(int i = n-1; i &gt;= 0; i--) {</text:p>
      <text:p text:style-name="Standard"><text:s text:c="8"/>result[i] *= right;</text:p>
      <text:p text:style-name="Standard"><text:s text:c="8"/>right *= nums[i];</text:p>
      <text:p text:style-name="Standard"><text:s text:c="4"/>}</text:p>
      <text:p text:style-name="Standard"><text:s text:c="4"/>return result;</text:p>
      <text:p text:style-name="Standard">}</text:p>
      <text:p text:style-name="Standard"/>
      <text:p text:style-name="Standard">// 6. FIND MISSING NUMBER (1 to n)</text:p>
      <text:p text:style-name="Standard">int missingNumber(vector&lt;int&gt;&amp; nums) {</text:p>
      <text:p text:style-name="Standard"><text:s text:c="4"/>int n = nums.size();</text:p>
      <text:p text:style-name="Standard"><text:s text:c="4"/>int expectedSum = n * (n + 1) / 2;</text:p>
      <text:p text:style-name="Standard"><text:s text:c="4"/>int actualSum = 0;</text:p>
      <text:p text:style-name="Standard"><text:s text:c="4"/>for(int num : nums) actualSum += num;</text:p>
      <text:p text:style-name="Standard"><text:s text:c="4"/>return expectedSum - actualSum;</text:p>
      <text:p text:style-name="Standard">}</text:p>
      <text:p text:style-name="Standard"/>
      <text:p text:style-name="Standard">// 7. ROTATE ARRAY BY K POSITIONS</text:p>
      <text:p text:style-name="Standard">void rotate(vector&lt;int&gt;&amp; nums, int k) {</text:p>
      <text:p text:style-name="Standard"><text:s text:c="4"/>int n = nums.size();</text:p>
      <text:p text:style-name="Standard"><text:s text:c="4"/>k = k % n;</text:p>
      <text:p text:style-name="Standard"><text:s text:c="4"/></text:p>
      <text:p text:style-name="Standard"><text:s text:c="4"/>// Reverse entire array</text:p>
      <text:p text:style-name="Standard"><text:s text:c="4"/>reverse(nums.begin(), nums.end());</text:p>
      <text:p text:style-name="Standard"><text:s text:c="4"/>// Reverse first k elements</text:p>
      <text:p text:style-name="Standard"><text:s text:c="4"/>reverse(nums.begin(), nums.begin() + k);</text:p>
      <text:p text:style-name="Standard"><text:s text:c="4"/>// Reverse remaining elements</text:p>
      <text:p text:style-name="Standard"><text:s text:c="4"/>reverse(nums.begin() + k, nums.end());</text:p>
      <text:p text:style-name="Standard">}</text:p>
      <text:p text:style-name="Standard"/>
      <text:p text:style-name="Standard">// 8. MERGE SORTED ARRAY</text:p>
      <text:p text:style-name="Standard">void merge(vector&lt;int&gt;&amp; nums1, int m, vector&lt;int&gt;&amp; nums2, int n) {</text:p>
      <text:p text:style-name="Standard"><text:s text:c="4"/>int i = m - 1, j = n - 1, k = m + n - 1;</text:p>
      <text:p text:style-name="Standard"><text:s text:c="4"/></text:p>
      <text:p text:style-name="Standard"><text:s text:c="4"/>while(i &gt;= 0 &amp;&amp; j &gt;= 0) {</text:p>
      <text:p text:style-name="Standard"><text:s text:c="8"/>if(nums1[i] &gt; nums2[j]) {</text:p>
      <text:p text:style-name="Standard"><text:s text:c="12"/>nums1[k--] = nums1[i--];</text:p>
      <text:p text:style-name="Standard"><text:s text:c="8"/>} else {</text:p>
      <text:p text:style-name="Standard"><text:s text:c="12"/>nums1[k--] = nums2[j--];</text:p>
      <text:p text:style-name="Standard"><text:s text:c="8"/>}</text:p>
      <text:p text:style-name="Standard"><text:s text:c="4"/>}</text:p>
      <text:p text:style-name="Standard"><text:s text:c="4"/></text:p>
      <text:p text:style-name="Standard"><text:s text:c="4"/>while(j &gt;= 0) {</text:p>
      <text:p text:style-name="Standard"><text:s text:c="8"/>nums1[k--] = nums2[j--];</text:p>
      <text:p text:style-name="Standard"><text:s text:c="4"/>}</text:p>
      <text:p text:style-name="Standard"><text:soft-page-break/>}</text:p>
      <text:p text:style-name="Standard"/>
      <text:p text:style-name="Standard">// 9. MOVE ZEROES TO END</text:p>
      <text:p text:style-name="Standard">void moveZeroes(vector&lt;int&gt;&amp; nums) {</text:p>
      <text:p text:style-name="Standard"><text:s text:c="4"/>int nonZeroIndex = 0;</text:p>
      <text:p text:style-name="Standard"><text:s text:c="4"/></text:p>
      <text:p text:style-name="Standard"><text:s text:c="4"/>// Move all non-zero elements forward</text:p>
      <text:p text:style-name="Standard"><text:s text:c="4"/>for(int i = 0; i &lt; nums.size(); i++) {</text:p>
      <text:p text:style-name="Standard"><text:s text:c="8"/>if(nums[i] != 0) {</text:p>
      <text:p text:style-name="Standard"><text:s text:c="12"/>nums[nonZeroIndex++] = nums[i];</text:p>
      <text:p text:style-name="Standard"><text:s text:c="8"/>}</text:p>
      <text:p text:style-name="Standard"><text:s text:c="4"/>}</text:p>
      <text:p text:style-name="Standard"><text:s text:c="4"/></text:p>
      <text:p text:style-name="Standard"><text:s text:c="4"/>// Fill remaining with zeros</text:p>
      <text:p text:style-name="Standard"><text:s text:c="4"/>while(nonZeroIndex &lt; nums.size()) {</text:p>
      <text:p text:style-name="Standard"><text:s text:c="8"/>nums[nonZeroIndex++] = 0;</text:p>
      <text:p text:style-name="Standard"><text:s text:c="4"/>}</text:p>
      <text:p text:style-name="Standard">}</text:p>
      <text:p text:style-name="Standard"/>
      <text:p text:style-name="Standard">// 10. 3SUM PROBLEM</text:p>
      <text:p text:style-name="Standard">vector&lt;vector&lt;int&gt;&gt; threeSum(vector&lt;int&gt;&amp; nums) {</text:p>
      <text:p text:style-name="Standard"><text:s text:c="4"/>vector&lt;vector&lt;int&gt;&gt; result;</text:p>
      <text:p text:style-name="Standard"><text:s text:c="4"/>sort(nums.begin(), nums.end());</text:p>
      <text:p text:style-name="Standard"><text:s text:c="4"/></text:p>
      <text:p text:style-name="Standard"><text:s text:c="4"/>for(int i = 0; i &lt; nums.size() - 2; i++) {</text:p>
      <text:p text:style-name="Standard"><text:s text:c="8"/>if(i &gt; 0 &amp;&amp; nums[i] == nums[i-1]) continue; // Skip duplicates</text:p>
      <text:p text:style-name="Standard"><text:s text:c="8"/></text:p>
      <text:p text:style-name="Standard"><text:s text:c="8"/>int left = i + 1, right = nums.size() - 1;</text:p>
      <text:p text:style-name="Standard"><text:s text:c="8"/>while(left &lt; right) {</text:p>
      <text:p text:style-name="Standard"><text:s text:c="12"/>int sum = nums[i] + nums[left] + nums[right];</text:p>
      <text:p text:style-name="Standard"><text:s text:c="12"/>if(sum == 0) {</text:p>
      <text:p text:style-name="Standard"><text:s text:c="16"/>result.push_back({nums[i], nums[left], nums[right]});</text:p>
      <text:p text:style-name="Standard"><text:s text:c="16"/>while(left &lt; right &amp;&amp; nums[left] == nums[left+1]) left++;</text:p>
      <text:p text:style-name="Standard"><text:s text:c="16"/>while(left &lt; right &amp;&amp; nums[right] == nums[right-1]) right--;</text:p>
      <text:p text:style-name="Standard"><text:s text:c="16"/>left++; right--;</text:p>
      <text:p text:style-name="Standard"><text:s text:c="12"/>} else if(sum &lt; 0) {</text:p>
      <text:p text:style-name="Standard"><text:s text:c="16"/>left++;</text:p>
      <text:p text:style-name="Standard"><text:s text:c="12"/>} else {</text:p>
      <text:p text:style-name="Standard"><text:s text:c="16"/>right--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return result;</text:p>
      <text:p text:style-name="Standard">}</text:p>
      <text:p text:style-name="Standard">```</text:p>
      <text:p text:style-name="Standard"/>
      <text:p text:style-name="Standard">### B. String Problem Solutions</text:p>
      <text:p text:style-name="Standard"/>
      <text:p text:style-name="Standard">```cpp</text:p>
      <text:p text:style-name="Standard">// 1. LONGEST SUBSTRING WITHOUT REPEATING CHARACTERS</text:p>
      <text:p text:style-name="Standard">int lengthOfLongestSubstring(string s) {</text:p>
      <text:p text:style-name="Standard"><text:s text:c="4"/>unordered_map&lt;char, int&gt; lastSeen;</text:p>
      <text:p text:style-name="Standard"><text:soft-page-break/><text:s text:c="4"/>int maxLen = 0, start = 0;</text:p>
      <text:p text:style-name="Standard"><text:s text:c="4"/></text:p>
      <text:p text:style-name="Standard"><text:s text:c="4"/>for(int end = 0; end &lt; s.length(); end++) {</text:p>
      <text:p text:style-name="Standard"><text:s text:c="8"/>if(lastSeen.find(s[end]) != lastSeen.end()) {</text:p>
      <text:p text:style-name="Standard"><text:s text:c="12"/>start = max(start, lastSeen[s[end]] + 1);</text:p>
      <text:p text:style-name="Standard"><text:s text:c="8"/>}</text:p>
      <text:p text:style-name="Standard"><text:s text:c="8"/>lastSeen[s[end]] = end;</text:p>
      <text:p text:style-name="Standard"><text:s text:c="8"/>maxLen = max(maxLen, end - start + 1);</text:p>
      <text:p text:style-name="Standard"><text:s text:c="4"/>}</text:p>
      <text:p text:style-name="Standard"><text:s text:c="4"/>return maxLen;</text:p>
      <text:p text:style-name="Standard">}</text:p>
      <text:p text:style-name="Standard"/>
      <text:p text:style-name="Standard">// 2. VALID ANAGRAM</text:p>
      <text:p text:style-name="Standard">bool isAnagram(string s, string t) {</text:p>
      <text:p text:style-name="Standard"><text:s text:c="4"/>if(s.length() != t.length()) return false;</text:p>
      <text:p text:style-name="Standard"><text:s text:c="4"/></text:p>
      <text:p text:style-name="Standard"><text:s text:c="4"/>unordered_map&lt;char, int&gt; count;</text:p>
      <text:p text:style-name="Standard"><text:s text:c="4"/>for(char c : s) count[c]++;</text:p>
      <text:p text:style-name="Standard"><text:s text:c="4"/>for(char c : t) {</text:p>
      <text:p text:style-name="Standard"><text:s text:c="8"/>if(--count[c] &lt; 0) return false;</text:p>
      <text:p text:style-name="Standard"><text:s text:c="4"/>}</text:p>
      <text:p text:style-name="Standard"><text:s text:c="4"/>return true;</text:p>
      <text:p text:style-name="Standard">}</text:p>
      <text:p text:style-name="Standard"/>
      <text:p text:style-name="Standard">// 3. VALID PALINDROME</text:p>
      <text:p text:style-name="Standard">bool isPalindrome(string s) {</text:p>
      <text:p text:style-name="Standard"><text:s text:c="4"/>int left = 0, right = s.length() - 1;</text:p>
      <text:p text:style-name="Standard"><text:s text:c="4"/></text:p>
      <text:p text:style-name="Standard"><text:s text:c="4"/>while(left &lt; right) {</text:p>
      <text:p text:style-name="Standard"><text:s text:c="8"/>while(left &lt; right &amp;&amp; !isalnum(s[left])) left++;</text:p>
      <text:p text:style-name="Standard"><text:s text:c="8"/>while(left &lt; right &amp;&amp; !isalnum(s[right])) right--;</text:p>
      <text:p text:style-name="Standard"><text:s text:c="8"/></text:p>
      <text:p text:style-name="Standard"><text:s text:c="8"/>if(tolower(s[left]) != tolower(s[right])) return false;</text:p>
      <text:p text:style-name="Standard"><text:s text:c="8"/>left++; right--;</text:p>
      <text:p text:style-name="Standard"><text:s text:c="4"/>}</text:p>
      <text:p text:style-name="Standard"><text:s text:c="4"/>return true;</text:p>
      <text:p text:style-name="Standard">}</text:p>
      <text:p text:style-name="Standard"/>
      <text:p text:style-name="Standard">// 4. REVERSE WORDS IN STRING</text:p>
      <text:p text:style-name="Standard">string reverseWords(string s) {</text:p>
      <text:p text:style-name="Standard"><text:s text:c="4"/>string result = "";</text:p>
      <text:p text:style-name="Standard"><text:s text:c="4"/>int i = 0, n = s.length();</text:p>
      <text:p text:style-name="Standard"><text:s text:c="4"/></text:p>
      <text:p text:style-name="Standard"><text:s text:c="4"/>while(i &lt; n) {</text:p>
      <text:p text:style-name="Standard"><text:s text:c="8"/>while(i &lt; n &amp;&amp; s[i] == ' ') i++; // Skip spaces</text:p>
      <text:p text:style-name="Standard"><text:s text:c="8"/>if(i &gt;= n) break;</text:p>
      <text:p text:style-name="Standard"><text:s text:c="8"/></text:p>
      <text:p text:style-name="Standard"><text:s text:c="8"/>int j = i;</text:p>
      <text:p text:style-name="Standard"><text:s text:c="8"/>while(j &lt; n &amp;&amp; s[j] != ' ') j++; // Find word end</text:p>
      <text:p text:style-name="Standard"><text:s text:c="8"/></text:p>
      <text:p text:style-name="Standard"><text:s text:c="8"/>string word = s.substr(i, j - i);</text:p>
      <text:p text:style-name="Standard"><text:s text:c="8"/>if(result.empty()) result = word;</text:p>
      <text:p text:style-name="Standard"><text:soft-page-break/><text:s text:c="8"/>else result = word + " " + result;</text:p>
      <text:p text:style-name="Standard"><text:s text:c="8"/></text:p>
      <text:p text:style-name="Standard"><text:s text:c="8"/>i = j;</text:p>
      <text:p text:style-name="Standard"><text:s text:c="4"/>}</text:p>
      <text:p text:style-name="Standard"><text:s text:c="4"/>return result;</text:p>
      <text:p text:style-name="Standard">}</text:p>
      <text:p text:style-name="Standard"/>
      <text:p text:style-name="Standard">// 5. GROUP ANAGRAMS</text:p>
      <text:p text:style-name="Standard">vector&lt;vector&lt;string&gt;&gt; groupAnagrams(vector&lt;string&gt;&amp; strs) {</text:p>
      <text:p text:style-name="Standard"><text:s text:c="4"/>unordered_map&lt;string, vector&lt;string&gt;&gt; groups;</text:p>
      <text:p text:style-name="Standard"><text:s text:c="4"/></text:p>
      <text:p text:style-name="Standard"><text:s text:c="4"/>for(string&amp; s : strs) {</text:p>
      <text:p text:style-name="Standard"><text:s text:c="8"/>string key = s;</text:p>
      <text:p text:style-name="Standard"><text:s text:c="8"/>sort(key.begin(), key.end());</text:p>
      <text:p text:style-name="Standard"><text:s text:c="8"/>groups[key].push_back(s);</text:p>
      <text:p text:style-name="Standard"><text:s text:c="4"/>}</text:p>
      <text:p text:style-name="Standard"><text:s text:c="4"/></text:p>
      <text:p text:style-name="Standard"><text:s text:c="4"/>vector&lt;vector&lt;string&gt;&gt; result;</text:p>
      <text:p text:style-name="Standard"><text:s text:c="4"/>for(auto&amp; [key, group] : groups) {</text:p>
      <text:p text:style-name="Standard"><text:s text:c="8"/>result.push_back(group);</text:p>
      <text:p text:style-name="Standard"><text:s text:c="4"/>}</text:p>
      <text:p text:style-name="Standard"><text:s text:c="4"/>return result;</text:p>
      <text:p text:style-name="Standard">}</text:p>
      <text:p text:style-name="Standard"/>
      <text:p text:style-name="Standard">// 6. LONGEST PALINDROMIC SUBSTRING</text:p>
      <text:p text:style-name="Standard">string longestPalindrome(string s) {</text:p>
      <text:p text:style-name="Standard"><text:s text:c="4"/>if(s.empty()) return "";</text:p>
      <text:p text:style-name="Standard"><text:s text:c="4"/></text:p>
      <text:p text:style-name="Standard"><text:s text:c="4"/>int start = 0, maxLen = 1;</text:p>
      <text:p text:style-name="Standard"><text:s text:c="4"/></text:p>
      <text:p text:style-name="Standard"><text:s text:c="4"/>auto expandAroundCenter = [&amp;](int left, int right) {</text:p>
      <text:p text:style-name="Standard"><text:s text:c="8"/>while(left &gt;= 0 &amp;&amp; right &lt; s.length() &amp;&amp; s[left] == s[right]) {</text:p>
      <text:p text:style-name="Standard"><text:s text:c="12"/>if(right - left + 1 &gt; maxLen) {</text:p>
      <text:p text:style-name="Standard"><text:s text:c="16"/>start = left;</text:p>
      <text:p text:style-name="Standard"><text:s text:c="16"/>maxLen = right - left + 1;</text:p>
      <text:p text:style-name="Standard"><text:s text:c="12"/>}</text:p>
      <text:p text:style-name="Standard"><text:s text:c="12"/>left--; right++;</text:p>
      <text:p text:style-name="Standard"><text:s text:c="8"/>}</text:p>
      <text:p text:style-name="Standard"><text:s text:c="4"/>};</text:p>
      <text:p text:style-name="Standard"><text:s text:c="4"/></text:p>
      <text:p text:style-name="Standard"><text:s text:c="4"/>for(int i = 0; i &lt; s.length(); i++) {</text:p>
      <text:p text:style-name="Standard"><text:s text:c="8"/>expandAroundCenter(i, i); <text:s text:c="4"/>// Odd length</text:p>
      <text:p text:style-name="Standard"><text:s text:c="8"/>expandAroundCenter(i, i + 1); // Even length</text:p>
      <text:p text:style-name="Standard"><text:s text:c="4"/>}</text:p>
      <text:p text:style-name="Standard"><text:s text:c="4"/></text:p>
      <text:p text:style-name="Standard"><text:s text:c="4"/>return s.substr(start, maxLen);</text:p>
      <text:p text:style-name="Standard">}</text:p>
      <text:p text:style-name="Standard">```</text:p>
      <text:p text:style-name="Standard"/>
      <text:p text:style-name="Standard">### C. Linked List Solutions</text:p>
      <text:p text:style-name="Standard"/>
      <text:p text:style-name="Standard">```cpp</text:p>
      <text:p text:style-name="Standard"><text:soft-page-break/>// Node definition</text:p>
      <text:p text:style-name="Standard">struct ListNode {</text:p>
      <text:p text:style-name="Standard"><text:s text:c="4"/>int val;</text:p>
      <text:p text:style-name="Standard"><text:s text:c="4"/>ListNode* next;</text:p>
      <text:p text:style-name="Standard"><text:s text:c="4"/>ListNode(int x) : val(x), next(nullptr) {}</text:p>
      <text:p text:style-name="Standard">};</text:p>
      <text:p text:style-name="Standard"/>
      <text:p text:style-name="Standard">// 1. REVERSE LINKED LIST (Iterative)</text:p>
      <text:p text:style-name="Standard">ListNode* reverseList(ListNode* head) {</text:p>
      <text:p text:style-name="Standard"><text:s text:c="4"/>ListNode* prev = nullptr;</text:p>
      <text:p text:style-name="Standard"><text:s text:c="4"/>ListNode* curr = head;</text:p>
      <text:p text:style-name="Standard"><text:s text:c="4"/></text:p>
      <text:p text:style-name="Standard"><text:s text:c="4"/>while(curr) {</text:p>
      <text:p text:style-name="Standard"><text:s text:c="8"/>ListNode* next = curr-&gt;next;</text:p>
      <text:p text:style-name="Standard"><text:s text:c="8"/>curr-&gt;next = prev;</text:p>
      <text:p text:style-name="Standard"><text:s text:c="8"/>prev = curr;</text:p>
      <text:p text:style-name="Standard"><text:s text:c="8"/>curr = next;</text:p>
      <text:p text:style-name="Standard"><text:s text:c="4"/>}</text:p>
      <text:p text:style-name="Standard"><text:s text:c="4"/>return prev;</text:p>
      <text:p text:style-name="Standard">}</text:p>
      <text:p text:style-name="Standard"/>
      <text:p text:style-name="Standard">// 2. REVERSE LINKED LIST (Recursive)</text:p>
      <text:p text:style-name="Standard">ListNode* reverseListRecursive(ListNode* head) {</text:p>
      <text:p text:style-name="Standard"><text:s text:c="4"/>if(!head || !head-&gt;next) return head;</text:p>
      <text:p text:style-name="Standard"><text:s text:c="4"/></text:p>
      <text:p text:style-name="Standard"><text:s text:c="4"/>ListNode* newHead = reverseListRecursive(head-&gt;next);</text:p>
      <text:p text:style-name="Standard"><text:s text:c="4"/>head-&gt;next-&gt;next = head;</text:p>
      <text:p text:style-name="Standard"><text:s text:c="4"/>head-&gt;next = nullptr;</text:p>
      <text:p text:style-name="Standard"><text:s text:c="4"/>return newHead;</text:p>
      <text:p text:style-name="Standard">}</text:p>
      <text:p text:style-name="Standard"/>
      <text:p text:style-name="Standard">// 3. DETECT CYCLE (Floyd's Algorithm)</text:p>
      <text:p text:style-name="Standard">bool hasCycle(ListNode* head) {</text:p>
      <text:p text:style-name="Standard"><text:s text:c="4"/>if(!head || !head-&gt;next) return false;</text:p>
      <text:p text:style-name="Standard"><text:s text:c="4"/></text:p>
      <text:p text:style-name="Standard"><text:s text:c="4"/>ListNode* slow = head;</text:p>
      <text:p text:style-name="Standard"><text:s text:c="4"/>ListNode* fast = head;</text:p>
      <text:p text:style-name="Standard"><text:s text:c="4"/></text:p>
      <text:p text:style-name="Standard"><text:s text:c="4"/>while(fast &amp;&amp; fast-&gt;next) {</text:p>
      <text:p text:style-name="Standard"><text:s text:c="8"/>slow = slow-&gt;next;</text:p>
      <text:p text:style-name="Standard"><text:s text:c="8"/>fast = fast-&gt;next-&gt;next;</text:p>
      <text:p text:style-name="Standard"><text:s text:c="8"/>if(slow == fast) return true;</text:p>
      <text:p text:style-name="Standard"><text:s text:c="4"/>}</text:p>
      <text:p text:style-name="Standard"><text:s text:c="4"/>return false;</text:p>
      <text:p text:style-name="Standard">}</text:p>
      <text:p text:style-name="Standard"/>
      <text:p text:style-name="Standard">// 4. FIND MIDDLE OF LINKED LIST</text:p>
      <text:p text:style-name="Standard">ListNode* middleNode(ListNode* head) {</text:p>
      <text:p text:style-name="Standard"><text:s text:c="4"/>ListNode* slow = head;</text:p>
      <text:p text:style-name="Standard"><text:s text:c="4"/>ListNode* fast = head;</text:p>
      <text:p text:style-name="Standard"><text:s text:c="4"/></text:p>
      <text:p text:style-name="Standard"><text:s text:c="4"/>while(fast &amp;&amp; fast-&gt;next) {</text:p>
      <text:p text:style-name="Standard"><text:soft-page-break/><text:s text:c="8"/>slow = slow-&gt;next;</text:p>
      <text:p text:style-name="Standard"><text:s text:c="8"/>fast = fast-&gt;next-&gt;next;</text:p>
      <text:p text:style-name="Standard"><text:s text:c="4"/>}</text:p>
      <text:p text:style-name="Standard"><text:s text:c="4"/>return slow;</text:p>
      <text:p text:style-name="Standard">}</text:p>
      <text:p text:style-name="Standard"/>
      <text:p text:style-name="Standard">// 5. MERGE TWO SORTED LISTS</text:p>
      <text:p text:style-name="Standard">ListNode* mergeTwoLists(ListNode* l1, ListNode* l2) {</text:p>
      <text:p text:style-name="Standard"><text:s text:c="4"/>ListNode dummy(0);</text:p>
      <text:p text:style-name="Standard"><text:s text:c="4"/>ListNode* tail = &amp;dummy;</text:p>
      <text:p text:style-name="Standard"><text:s text:c="4"/></text:p>
      <text:p text:style-name="Standard"><text:s text:c="4"/>while(l1 &amp;&amp; l2) {</text:p>
      <text:p text:style-name="Standard"><text:s text:c="8"/>if(l1-&gt;val &lt;= l2-&gt;val) {</text:p>
      <text:p text:style-name="Standard"><text:s text:c="12"/>tail-&gt;next = l1;</text:p>
      <text:p text:style-name="Standard"><text:s text:c="12"/>l1 = l1-&gt;next;</text:p>
      <text:p text:style-name="Standard"><text:s text:c="8"/>} else {</text:p>
      <text:p text:style-name="Standard"><text:s text:c="12"/>tail-&gt;next = l2;</text:p>
      <text:p text:style-name="Standard"><text:s text:c="12"/>l2 = l2-&gt;next;</text:p>
      <text:p text:style-name="Standard"><text:s text:c="8"/>}</text:p>
      <text:p text:style-name="Standard"><text:s text:c="8"/>tail = tail-&gt;next;</text:p>
      <text:p text:style-name="Standard"><text:s text:c="4"/>}</text:p>
      <text:p text:style-name="Standard"><text:s text:c="4"/></text:p>
      <text:p text:style-name="Standard"><text:s text:c="4"/>tail-&gt;next = l1 ? l1 : l2;</text:p>
      <text:p text:style-name="Standard"><text:s text:c="4"/>return dummy.next;</text:p>
      <text:p text:style-name="Standard">}</text:p>
      <text:p text:style-name="Standard"/>
      <text:p text:style-name="Standard">// 6. REMOVE NTH NODE FROM END</text:p>
      <text:p text:style-name="Standard">ListNode* removeNthFromEnd(ListNode* head, int n) {</text:p>
      <text:p text:style-name="Standard"><text:s text:c="4"/>ListNode dummy(0);</text:p>
      <text:p text:style-name="Standard"><text:s text:c="4"/>dummy.next = head;</text:p>
      <text:p text:style-name="Standard"><text:s text:c="4"/></text:p>
      <text:p text:style-name="Standard"><text:s text:c="4"/>ListNode* fast = &amp;dummy;</text:p>
      <text:p text:style-name="Standard"><text:s text:c="4"/>ListNode* slow = &amp;dummy;</text:p>
      <text:p text:style-name="Standard"><text:s text:c="4"/></text:p>
      <text:p text:style-name="Standard"><text:s text:c="4"/>// Move fast n+1 steps ahead</text:p>
      <text:p text:style-name="Standard"><text:s text:c="4"/>for(int i = 0; i &lt;= n; i++) {</text:p>
      <text:p text:style-name="Standard"><text:s text:c="8"/>fast = fast-&gt;next;</text:p>
      <text:p text:style-name="Standard"><text:s text:c="4"/>}</text:p>
      <text:p text:style-name="Standard"><text:s text:c="4"/></text:p>
      <text:p text:style-name="Standard"><text:s text:c="4"/>// Move both until fast reaches end</text:p>
      <text:p text:style-name="Standard"><text:s text:c="4"/>while(fast) {</text:p>
      <text:p text:style-name="Standard"><text:s text:c="8"/>fast = fast-&gt;next;</text:p>
      <text:p text:style-name="Standard"><text:s text:c="8"/>slow = slow-&gt;next;</text:p>
      <text:p text:style-name="Standard"><text:s text:c="4"/>}</text:p>
      <text:p text:style-name="Standard"><text:s text:c="4"/></text:p>
      <text:p text:style-name="Standard"><text:s text:c="4"/>// Remove node</text:p>
      <text:p text:style-name="Standard"><text:s text:c="4"/>ListNode* toDelete = slow-&gt;next;</text:p>
      <text:p text:style-name="Standard"><text:s text:c="4"/>slow-&gt;next = slow-&gt;next-&gt;next;</text:p>
      <text:p text:style-name="Standard"><text:s text:c="4"/>delete toDelete;</text:p>
      <text:p text:style-name="Standard"><text:s text:c="4"/></text:p>
      <text:p text:style-name="Standard"><text:s text:c="4"/>return dummy.next;</text:p>
      <text:p text:style-name="Standard">}</text:p>
      <text:p text:style-name="Standard"><text:soft-page-break/></text:p>
      <text:p text:style-name="Standard">// 7. PALINDROME LINKED LIST</text:p>
      <text:p text:style-name="Standard">bool isPalindrome(ListNode* head) {</text:p>
      <text:p text:style-name="Standard"><text:s text:c="4"/>if(!head || !head-&gt;next) return true;</text:p>
      <text:p text:style-name="Standard"><text:s text:c="4"/></text:p>
      <text:p text:style-name="Standard"><text:s text:c="4"/>// Find middle</text:p>
      <text:p text:style-name="Standard"><text:s text:c="4"/>ListNode* slow = head;</text:p>
      <text:p text:style-name="Standard"><text:s text:c="4"/>ListNode* fast = head;</text:p>
      <text:p text:style-name="Standard"><text:s text:c="4"/>while(fast-&gt;next &amp;&amp; fast-&gt;next-&gt;next) {</text:p>
      <text:p text:style-name="Standard"><text:s text:c="8"/>slow = slow-&gt;next;</text:p>
      <text:p text:style-name="Standard"><text:s text:c="8"/>fast = fast-&gt;next-&gt;next;</text:p>
      <text:p text:style-name="Standard"><text:s text:c="4"/>}</text:p>
      <text:p text:style-name="Standard"><text:s text:c="4"/></text:p>
      <text:p text:style-name="Standard"><text:s text:c="4"/>// Reverse second half</text:p>
      <text:p text:style-name="Standard"><text:s text:c="4"/>ListNode* secondHalf = reverseList(slow-&gt;next);</text:p>
      <text:p text:style-name="Standard"><text:s text:c="4"/></text:p>
      <text:p text:style-name="Standard"><text:s text:c="4"/>// Compare both halves</text:p>
      <text:p text:style-name="Standard"><text:s text:c="4"/>ListNode* p1 = head;</text:p>
      <text:p text:style-name="Standard"><text:s text:c="4"/>ListNode* p2 = secondHalf;</text:p>
      <text:p text:style-name="Standard"><text:s text:c="4"/>while(p2) {</text:p>
      <text:p text:style-name="Standard"><text:s text:c="8"/>if(p1-&gt;val != p2-&gt;val) return false;</text:p>
      <text:p text:style-name="Standard"><text:s text:c="8"/>p1 = p1-&gt;next;</text:p>
      <text:p text:style-name="Standard"><text:s text:c="8"/>p2 = p2-&gt;next;</text:p>
      <text:p text:style-name="Standard"><text:s text:c="4"/>}</text:p>
      <text:p text:style-name="Standard"><text:s text:c="4"/>return true;</text:p>
      <text:p text:style-name="Standard">}</text:p>
      <text:p text:style-name="Standard">```</text:p>
      <text:p text:style-name="Standard"/>
      <text:p text:style-name="Standard">### D. Binary Tree Solutions</text:p>
      <text:p text:style-name="Standard"/>
      <text:p text:style-name="Standard">```cpp</text:p>
      <text:p text:style-name="Standard">// Node definition</text:p>
      <text:p text:style-name="Standard">struct TreeNode {</text:p>
      <text:p text:style-name="Standard"><text:s text:c="4"/>int val;</text:p>
      <text:p text:style-name="Standard"><text:s text:c="4"/>TreeNode* left;</text:p>
      <text:p text:style-name="Standard"><text:s text:c="4"/>TreeNode* right;</text:p>
      <text:p text:style-name="Standard"><text:s text:c="4"/>TreeNode(int x) : val(x), left(nullptr), right(nullptr) {}</text:p>
      <text:p text:style-name="Standard">};</text:p>
      <text:p text:style-name="Standard"/>
      <text:p text:style-name="Standard">// 1. INORDER TRAVERSAL (Recursive)</text:p>
      <text:p text:style-name="Standard">void inorderTraversal(TreeNode* root, vector&lt;int&gt;&amp; result) {</text:p>
      <text:p text:style-name="Standard"><text:s text:c="4"/>if(!root) return;</text:p>
      <text:p text:style-name="Standard"><text:s text:c="4"/>inorderTraversal(root-&gt;left, result);</text:p>
      <text:p text:style-name="Standard"><text:s text:c="4"/>result.push_back(root-&gt;val);</text:p>
      <text:p text:style-name="Standard"><text:s text:c="4"/>inorderTraversal(root-&gt;right, result);</text:p>
      <text:p text:style-name="Standard">}</text:p>
      <text:p text:style-name="Standard"/>
      <text:p text:style-name="Standard">// 2. INORDER TRAVERSAL (Iterative)</text:p>
      <text:p text:style-name="Standard">vector&lt;int&gt; inorderTraversalIterative(TreeNode* root) {</text:p>
      <text:p text:style-name="Standard"><text:s text:c="4"/>vector&lt;int&gt; result;</text:p>
      <text:p text:style-name="Standard"><text:s text:c="4"/>stack&lt;TreeNode*&gt; st;</text:p>
      <text:p text:style-name="Standard"><text:s text:c="4"/>TreeNode* curr = root;</text:p>
      <text:p text:style-name="Standard"><text:soft-page-break/><text:s text:c="4"/></text:p>
      <text:p text:style-name="Standard"><text:s text:c="4"/>while(curr || !st.empty()) {</text:p>
      <text:p text:style-name="Standard"><text:s text:c="8"/>while(curr) {</text:p>
      <text:p text:style-name="Standard"><text:s text:c="12"/>st.push(curr);</text:p>
      <text:p text:style-name="Standard"><text:s text:c="12"/>curr = curr-&gt;left;</text:p>
      <text:p text:style-name="Standard"><text:s text:c="8"/>}</text:p>
      <text:p text:style-name="Standard"><text:s text:c="8"/>curr = st.top(); st.pop();</text:p>
      <text:p text:style-name="Standard"><text:s text:c="8"/>result.push_back(curr-&gt;val);</text:p>
      <text:p text:style-name="Standard"><text:s text:c="8"/>curr = curr-&gt;right;</text:p>
      <text:p text:style-name="Standard"><text:s text:c="4"/>}</text:p>
      <text:p text:style-name="Standard"><text:s text:c="4"/>return result;</text:p>
      <text:p text:style-name="Standard">}</text:p>
      <text:p text:style-name="Standard"/>
      <text:p text:style-name="Standard">// 3. LEVEL ORDER TRAVERSAL</text:p>
      <text:p text:style-name="Standard">vector&lt;vector&lt;int&gt;&gt; levelOrder(TreeNode* root) {</text:p>
      <text:p text:style-name="Standard"><text:s text:c="4"/>vector&lt;vector&lt;int&gt;&gt; result;</text:p>
      <text:p text:style-name="Standard"><text:s text:c="4"/>if(!root) return result;</text:p>
      <text:p text:style-name="Standard"><text:s text:c="4"/></text:p>
      <text:p text:style-name="Standard"><text:s text:c="4"/>queue&lt;TreeNode*&gt; q;</text:p>
      <text:p text:style-name="Standard"><text:s text:c="4"/>q.push(root);</text:p>
      <text:p text:style-name="Standard"><text:s text:c="4"/></text:p>
      <text:p text:style-name="Standard"><text:s text:c="4"/>while(!q.empty()) {</text:p>
      <text:p text:style-name="Standard"><text:s text:c="8"/>int levelSize = q.size();</text:p>
      <text:p text:style-name="Standard"><text:s text:c="8"/>vector&lt;int&gt; level;</text:p>
      <text:p text:style-name="Standard"><text:s text:c="8"/></text:p>
      <text:p text:style-name="Standard"><text:s text:c="8"/>for(int i = 0; i &lt; levelSize; i++) {</text:p>
      <text:p text:style-name="Standard"><text:s text:c="12"/>TreeNode* node = q.front(); q.pop();</text:p>
      <text:p text:style-name="Standard"><text:s text:c="12"/>level.push_back(node-&gt;val);</text:p>
      <text:p text:style-name="Standard"><text:s text:c="12"/></text:p>
      <text:p text:style-name="Standard"><text:s text:c="12"/>if(node-&gt;left) q.push(node-&gt;left);</text:p>
      <text:p text:style-name="Standard"><text:s text:c="12"/>if(node-&gt;right) q.push(node-&gt;right);</text:p>
      <text:p text:style-name="Standard"><text:s text:c="8"/>}</text:p>
      <text:p text:style-name="Standard"><text:s text:c="8"/>result.push_back(level);</text:p>
      <text:p text:style-name="Standard"><text:s text:c="4"/>}</text:p>
      <text:p text:style-name="Standard"><text:s text:c="4"/>return result;</text:p>
      <text:p text:style-name="Standard">}</text:p>
      <text:p text:style-name="Standard"/>
      <text:p text:style-name="Standard">// 4. MAXIMUM DEPTH</text:p>
      <text:p text:style-name="Standard">int maxDepth(TreeNode* root) {</text:p>
      <text:p text:style-name="Standard"><text:s text:c="4"/>if(!root) return 0;</text:p>
      <text:p text:style-name="Standard"><text:s text:c="4"/>return 1 + max(maxDepth(root-&gt;left), maxDepth(root-&gt;right));</text:p>
      <text:p text:style-name="Standard">}</text:p>
      <text:p text:style-name="Standard"/>
      <text:p text:style-name="Standard">// 5. VALIDATE BST</text:p>
      <text:p text:style-name="Standard">bool isValidBST(TreeNode* root, long minVal = LONG_MIN, long maxVal = LONG_MAX) {</text:p>
      <text:p text:style-name="Standard"><text:s text:c="4"/>if(!root) return true;</text:p>
      <text:p text:style-name="Standard"><text:s text:c="4"/></text:p>
      <text:p text:style-name="Standard"><text:s text:c="4"/>if(root-&gt;val &lt;= minVal || root-&gt;val &gt;= maxVal) return false;</text:p>
      <text:p text:style-name="Standard"><text:s text:c="4"/></text:p>
      <text:p text:style-name="Standard"><text:s text:c="4"/>return isValidBST(root-&gt;left, minVal, root-&gt;val) &amp;&amp; </text:p>
      <text:p text:style-name="Standard"><text:s text:c="11"/>isValidBST(root-&gt;right, root-&gt;val, maxVal);</text:p>
      <text:p text:style-name="Standard">}</text:p>
      <text:p text:style-name="Standard"><text:soft-page-break/></text:p>
      <text:p text:style-name="Standard">// 6. LOWEST COMMON ANCESTOR (BST)</text:p>
      <text:p text:style-name="Standard">TreeNode* lowestCommonAncestor(TreeNode* root, TreeNode* p, TreeNode* q) {</text:p>
      <text:p text:style-name="Standard"><text:s text:c="4"/>if(!root) return nullptr;</text:p>
      <text:p text:style-name="Standard"><text:s text:c="4"/></text:p>
      <text:p text:style-name="Standard"><text:s text:c="4"/>if(p-&gt;val &lt; root-&gt;val &amp;&amp; q-&gt;val &lt; root-&gt;val) {</text:p>
      <text:p text:style-name="Standard"><text:s text:c="8"/>return lowestCommonAncestor(root-&gt;left, p, q);</text:p>
      <text:p text:style-name="Standard"><text:s text:c="4"/>}</text:p>
      <text:p text:style-name="Standard"><text:s text:c="4"/>if(p-&gt;val &gt; root-&gt;val &amp;&amp; q-&gt;val &gt; root-&gt;val) {</text:p>
      <text:p text:style-name="Standard"><text:s text:c="8"/>return lowestCommonAncestor(root-&gt;right, p, q);</text:p>
      <text:p text:style-name="Standard"><text:s text:c="4"/>}</text:p>
      <text:p text:style-name="Standard"><text:s text:c="4"/>return root;</text:p>
      <text:p text:style-name="Standard">}</text:p>
      <text:p text:style-name="Standard"/>
      <text:p text:style-name="Standard">// 7. SERIALIZE AND DESERIALIZE BINARY TREE</text:p>
      <text:p text:style-name="Standard">class Codec {</text:p>
      <text:p text:style-name="Standard">public:</text:p>
      <text:p text:style-name="Standard"><text:s text:c="4"/>string serialize(TreeNode* root) {</text:p>
      <text:p text:style-name="Standard"><text:s text:c="8"/>if(!root) return "#";</text:p>
      <text:p text:style-name="Standard"><text:s text:c="8"/>return to_string(root-&gt;val) + "," + </text:p>
      <text:p text:style-name="Standard"><text:s text:c="15"/>serialize(root-&gt;left) + "," + </text:p>
      <text:p text:style-name="Standard"><text:s text:c="15"/>serialize(root-&gt;right);</text:p>
      <text:p text:style-name="Standard"><text:s text:c="4"/>}</text:p>
      <text:p text:style-name="Standard"><text:s text:c="4"/></text:p>
      <text:p text:style-name="Standard"><text:s text:c="4"/>TreeNode* deserialize(string data) {</text:p>
      <text:p text:style-name="Standard"><text:s text:c="8"/>queue&lt;string&gt; nodes;</text:p>
      <text:p text:style-name="Standard"><text:s text:c="8"/>string token;</text:p>
      <text:p text:style-name="Standard"><text:s text:c="8"/>for(char c : data) {</text:p>
      <text:p text:style-name="Standard"><text:s text:c="12"/>if(c == ',') {</text:p>
      <text:p text:style-name="Standard"><text:s text:c="16"/>nodes.push(token);</text:p>
      <text:p text:style-name="Standard"><text:s text:c="16"/>token.clear();</text:p>
      <text:p text:style-name="Standard"><text:s text:c="12"/>} else {</text:p>
      <text:p text:style-name="Standard"><text:s text:c="16"/>token += c;</text:p>
      <text:p text:style-name="Standard"><text:s text:c="12"/>}</text:p>
      <text:p text:style-name="Standard"><text:s text:c="8"/>}</text:p>
      <text:p text:style-name="Standard"><text:s text:c="8"/>if(!token.empty()) nodes.push(token);</text:p>
      <text:p text:style-name="Standard"><text:s text:c="8"/></text:p>
      <text:p text:style-name="Standard"><text:s text:c="8"/>return deserializeHelper(nodes);</text:p>
      <text:p text:style-name="Standard"><text:s text:c="4"/>}</text:p>
      <text:p text:style-name="Standard"><text:s text:c="4"/></text:p>
      <text:p text:style-name="Standard">private:</text:p>
      <text:p text:style-name="Standard"><text:s text:c="4"/>TreeNode* deserializeHelper(queue&lt;string&gt;&amp; nodes) {</text:p>
      <text:p text:style-name="Standard"><text:s text:c="8"/>string val = nodes.front(); nodes.pop();</text:p>
      <text:p text:style-name="Standard"><text:s text:c="8"/>if(val == "#") return nullptr;</text:p>
      <text:p text:style-name="Standard"><text:s text:c="8"/></text:p>
      <text:p text:style-name="Standard"><text:s text:c="8"/>TreeNode* node = new TreeNode(stoi(val));</text:p>
      <text:p text:style-name="Standard"><text:s text:c="8"/>node-&gt;left = deserializeHelper(nodes);</text:p>
      <text:p text:style-name="Standard"><text:s text:c="8"/>node-&gt;right = deserializeHelper(nodes);</text:p>
      <text:p text:style-name="Standard"><text:s text:c="8"/>return node;</text:p>
      <text:p text:style-name="Standard"><text:s text:c="4"/>}</text:p>
      <text:p text:style-name="Standard">};</text:p>
      <text:p text:style-name="Standard"/>
      <text:p text:style-name="Standard"><text:soft-page-break/>// 8. DIAMETER OF BINARY TREE</text:p>
      <text:p text:style-name="Standard">int diameterOfBinaryTree(TreeNode* root) {</text:p>
      <text:p text:style-name="Standard"><text:s text:c="4"/>int diameter = 0;</text:p>
      <text:p text:style-name="Standard"><text:s text:c="4"/></text:p>
      <text:p text:style-name="Standard"><text:s text:c="4"/>function&lt;int(TreeNode*)&gt; height = [&amp;](TreeNode* node) -&gt; int {</text:p>
      <text:p text:style-name="Standard"><text:s text:c="8"/>if(!node) return 0;</text:p>
      <text:p text:style-name="Standard"><text:s text:c="8"/></text:p>
      <text:p text:style-name="Standard"><text:s text:c="8"/>int leftHeight = height(node-&gt;left);</text:p>
      <text:p text:style-name="Standard"><text:s text:c="8"/>int rightHeight = height(node-&gt;right);</text:p>
      <text:p text:style-name="Standard"><text:s text:c="8"/></text:p>
      <text:p text:style-name="Standard"><text:s text:c="8"/>diameter = max(diameter, leftHeight + rightHeight);</text:p>
      <text:p text:style-name="Standard"><text:s text:c="8"/></text:p>
      <text:p text:style-name="Standard"><text:s text:c="8"/>return 1 + max(leftHeight, rightHeight);</text:p>
      <text:p text:style-name="Standard"><text:s text:c="4"/>};</text:p>
      <text:p text:style-name="Standard"><text:s text:c="4"/></text:p>
      <text:p text:style-name="Standard"><text:s text:c="4"/>height(root);</text:p>
      <text:p text:style-name="Standard"><text:s text:c="4"/>return diameter;</text:p>
      <text:p text:style-name="Standard">}</text:p>
      <text:p text:style-name="Standard">```</text:p>
      <text:p text:style-name="Standard"/>
      <text:p text:style-name="Standard">### E. Graph Algorithms</text:p>
      <text:p text:style-name="Standard"/>
      <text:p text:style-name="Standard">```cpp</text:p>
      <text:p text:style-name="Standard">// 1. DFS TRAVERSAL (Adjacency List)</text:p>
      <text:p text:style-name="Standard">void dfs(int node, vector&lt;vector&lt;int&gt;&gt;&amp; graph, vector&lt;bool&gt;&amp; visited) {</text:p>
      <text:p text:style-name="Standard"><text:s text:c="4"/>visited[node] = true;</text:p>
      <text:p text:style-name="Standard"><text:s text:c="4"/>cout &lt;&lt; node &lt;&lt; " ";</text:p>
      <text:p text:style-name="Standard"><text:s text:c="4"/></text:p>
      <text:p text:style-name="Standard"><text:s text:c="4"/>for(int neighbor : graph[node]) {</text:p>
      <text:p text:style-name="Standard"><text:s text:c="8"/>if(!visited[neighbor]) {</text:p>
      <text:p text:style-name="Standard"><text:s text:c="12"/>dfs(neighbor, graph, visited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// 2. BFS TRAVERSAL</text:p>
      <text:p text:style-name="Standard">void bfs(int start, vector&lt;vector&lt;int&gt;&gt;&amp; graph) {</text:p>
      <text:p text:style-name="Standard"><text:s text:c="4"/>int n = graph.size();</text:p>
      <text:p text:style-name="Standard"><text:s text:c="4"/>vector&lt;bool&gt; visited(n, false);</text:p>
      <text:p text:style-name="Standard"><text:s text:c="4"/>queue&lt;int&gt; q;</text:p>
      <text:p text:style-name="Standard"><text:s text:c="4"/></text:p>
      <text:p text:style-name="Standard"><text:s text:c="4"/>visited[start] = true;</text:p>
      <text:p text:style-name="Standard"><text:s text:c="4"/>q.push(start);</text:p>
      <text:p text:style-name="Standard"><text:s text:c="4"/></text:p>
      <text:p text:style-name="Standard"><text:s text:c="4"/>while(!q.empty()) {</text:p>
      <text:p text:style-name="Standard"><text:s text:c="8"/>int node = q.front(); q.pop();</text:p>
      <text:p text:style-name="Standard"><text:s text:c="8"/>cout &lt;&lt; node &lt;&lt; " ";</text:p>
      <text:p text:style-name="Standard"><text:s text:c="8"/></text:p>
      <text:p text:style-name="Standard"><text:s text:c="8"/>for(int neighbor : graph[node]) {</text:p>
      <text:p text:style-name="Standard"><text:s text:c="12"/>if(!visited[neighbor]) {</text:p>
      <text:p text:style-name="Standard"><text:s text:c="16"/>visited[neighbor] = true;</text:p>
      <text:p text:style-name="Standard"><text:s text:c="16"/>q.push(neighbor);</text:p>
      <text:p text:style-name="Standard"><text:soft-page-break/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// 3. DETECT CYCLE IN UNDIRECTED GRAPH (DFS)</text:p>
      <text:p text:style-name="Standard">bool hasCycleDFS(int node, int parent, vector&lt;vector&lt;int&gt;&gt;&amp; graph, vector&lt;bool&gt;&amp; visited) {</text:p>
      <text:p text:style-name="Standard"><text:s text:c="4"/>visited[node] = true;</text:p>
      <text:p text:style-name="Standard"><text:s text:c="4"/></text:p>
      <text:p text:style-name="Standard"><text:s text:c="4"/>for(int neighbor : graph[node]) {</text:p>
      <text:p text:style-name="Standard"><text:s text:c="8"/>if(!visited[neighbor]) {</text:p>
      <text:p text:style-name="Standard"><text:s text:c="12"/>if(hasCycleDFS(neighbor, node, graph, visited)) return true;</text:p>
      <text:p text:style-name="Standard"><text:s text:c="8"/>} else if(neighbor != parent) {</text:p>
      <text:p text:style-name="Standard"><text:s text:c="12"/>return true; // Back edge found</text:p>
      <text:p text:style-name="Standard"><text:s text:c="8"/>}</text:p>
      <text:p text:style-name="Standard"><text:s text:c="4"/>}</text:p>
      <text:p text:style-name="Standard"><text:s text:c="4"/>return false;</text:p>
      <text:p text:style-name="Standard">}</text:p>
      <text:p text:style-name="Standard"/>
      <text:p text:style-name="Standard">// 4. DETECT CYCLE IN DIRECTED GRAPH (DFS)</text:p>
      <text:p text:style-name="Standard">bool hasCycleDirected(int node, vector&lt;vector&lt;int&gt;&gt;&amp; graph, </text:p>
      <text:p text:style-name="Standard"><text:s text:c="22"/>vector&lt;bool&gt;&amp; visited, vector&lt;bool&gt;&amp; recStack) {</text:p>
      <text:p text:style-name="Standard"><text:s text:c="4"/>visited[node] = true;</text:p>
      <text:p text:style-name="Standard"><text:s text:c="4"/>recStack[node] = true;</text:p>
      <text:p text:style-name="Standard"><text:s text:c="4"/></text:p>
      <text:p text:style-name="Standard"><text:s text:c="4"/>for(int neighbor : graph[node]) {</text:p>
      <text:p text:style-name="Standard"><text:s text:c="8"/>if(!visited[neighbor]) {</text:p>
      <text:p text:style-name="Standard"><text:s text:c="12"/>if(hasCycleDirected(neighbor, graph, visited, recStack)) return true;</text:p>
      <text:p text:style-name="Standard"><text:s text:c="8"/>} else if(recStack[neighbor]) {</text:p>
      <text:p text:style-name="Standard"><text:s text:c="12"/>return true; // Back edge in current path</text:p>
      <text:p text:style-name="Standard"><text:s text:c="8"/>}</text:p>
      <text:p text:style-name="Standard"><text:s text:c="4"/>}</text:p>
      <text:p text:style-name="Standard"><text:s text:c="4"/></text:p>
      <text:p text:style-name="Standard"><text:s text:c="4"/>recStack[node] = false;</text:p>
      <text:p text:style-name="Standard"><text:s text:c="4"/>return false;</text:p>
      <text:p text:style-name="Standard">}</text:p>
      <text:p text:style-name="Standard"/>
      <text:p text:style-name="Standard">// 5. TOPOLOGICAL SORT (DFS)</text:p>
      <text:p text:style-name="Standard">void topologicalSortUtil(int node, vector&lt;vector&lt;int&gt;&gt;&amp; graph, </text:p>
      <text:p text:style-name="Standard"><text:s text:c="25"/>vector&lt;bool&gt;&amp; visited, stack&lt;int&gt;&amp; stk) {</text:p>
      <text:p text:style-name="Standard"><text:s text:c="4"/>visited[node] = true;</text:p>
      <text:p text:style-name="Standard"><text:s text:c="4"/></text:p>
      <text:p text:style-name="Standard"><text:s text:c="4"/>for(int neighbor : graph[node]) {</text:p>
      <text:p text:style-name="Standard"><text:s text:c="8"/>if(!visited[neighbor]) {</text:p>
      <text:p text:style-name="Standard"><text:s text:c="12"/>topologicalSortUtil(neighbor, graph, visited, stk);</text:p>
      <text:p text:style-name="Standard"><text:s text:c="8"/>}</text:p>
      <text:p text:style-name="Standard"><text:s text:c="4"/>}</text:p>
      <text:p text:style-name="Standard"><text:s text:c="4"/></text:p>
      <text:p text:style-name="Standard"><text:s text:c="4"/>stk.push(node);</text:p>
      <text:p text:style-name="Standard">}</text:p>
      <text:p text:style-name="Standard"/>
      <text:p text:style-name="Standard">vector&lt;int&gt; topologicalSort(int V, vector&lt;vector&lt;int&gt;&gt;&amp; graph) {</text:p>
      <text:p text:style-name="Standard"><text:soft-page-break/><text:s text:c="4"/>vector&lt;bool&gt; visited(V, false);</text:p>
      <text:p text:style-name="Standard"><text:s text:c="4"/>stack&lt;int&gt; stk;</text:p>
      <text:p text:style-name="Standard"><text:s text:c="4"/></text:p>
      <text:p text:style-name="Standard"><text:s text:c="4"/>for(int i = 0; i &lt; V; i++) {</text:p>
      <text:p text:style-name="Standard"><text:s text:c="8"/>if(!visited[i]) {</text:p>
      <text:p text:style-name="Standard"><text:s text:c="12"/>topologicalSortUtil(i, graph, visited, stk);</text:p>
      <text:p text:style-name="Standard"><text:s text:c="8"/>}</text:p>
      <text:p text:style-name="Standard"><text:s text:c="4"/>}</text:p>
      <text:p text:style-name="Standard"><text:s text:c="4"/></text:p>
      <text:p text:style-name="Standard"><text:s text:c="4"/>vector&lt;int&gt; result;</text:p>
      <text:p text:style-name="Standard"><text:s text:c="4"/>while(!stk.empty()) {</text:p>
      <text:p text:style-name="Standard"><text:s text:c="8"/>result.push_back(stk.top());</text:p>
      <text:p text:style-name="Standard"><text:s text:c="8"/>stk.pop();</text:p>
      <text:p text:style-name="Standard"><text:s text:c="4"/>}</text:p>
      <text:p text:style-name="Standard"><text:s text:c="4"/>return result;</text:p>
      <text:p text:style-name="Standard">}</text:p>
      <text:p text:style-name="Standard"/>
      <text:p text:style-name="Standard">// 6. DIJKSTRA'S SHORTEST PATH</text:p>
      <text:p text:style-name="Standard">vector&lt;int&gt; dijkstra(int src, vector&lt;vector&lt;pair&lt;int,int&gt;&gt;&gt;&amp; graph) {</text:p>
      <text:p text:style-name="Standard"><text:s text:c="4"/>int n = graph.size();</text:p>
      <text:p text:style-name="Standard"><text:s text:c="4"/>vector&lt;int&gt; dist(n, INT_MAX);</text:p>
      <text:p text:style-name="Standard"><text:s text:c="4"/>priority_queue&lt;pair&lt;int,int&gt;, vector&lt;pair&lt;int,int&gt;&gt;, greater&lt;&gt;&gt; pq;</text:p>
      <text:p text:style-name="Standard"><text:s text:c="4"/></text:p>
      <text:p text:style-name="Standard"><text:s text:c="4"/>dist[src] = 0;</text:p>
      <text:p text:style-name="Standard"><text:s text:c="4"/>pq.push({0, src});</text:p>
      <text:p text:style-name="Standard"><text:s text:c="4"/></text:p>
      <text:p text:style-name="Standard"><text:s text:c="4"/>while(!pq.empty()) {</text:p>
      <text:p text:style-name="Standard"><text:s text:c="8"/>auto [d, u] = pq.top(); pq.pop();</text:p>
      <text:p text:style-name="Standard"><text:s text:c="8"/></text:p>
      <text:p text:style-name="Standard"><text:s text:c="8"/>if(d &gt; dist[u]) continue;</text:p>
      <text:p text:style-name="Standard"><text:s text:c="8"/></text:p>
      <text:p text:style-name="Standard"><text:s text:c="8"/>for(auto [v, weight] : graph[u]) {</text:p>
      <text:p text:style-name="Standard"><text:s text:c="12"/>if(dist[u] + weight &lt; dist[v]) {</text:p>
      <text:p text:style-name="Standard"><text:s text:c="16"/>dist[v] = dist[u] + weight;</text:p>
      <text:p text:style-name="Standard"><text:s text:c="16"/>pq.push({dist[v], v})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return dist;</text:p>
      <text:p text:style-name="Standard">}</text:p>
      <text:p text:style-name="Standard"/>
      <text:p text:style-name="Standard">// 7. NUMBER OF ISLANDS (DFS)</text:p>
      <text:p text:style-name="Standard">int numIslands(vector&lt;vector&lt;char&gt;&gt;&amp; grid) {</text:p>
      <text:p text:style-name="Standard"><text:s text:c="4"/>if(grid.empty()) return 0;</text:p>
      <text:p text:style-name="Standard"><text:s text:c="4"/></text:p>
      <text:p text:style-name="Standard"><text:s text:c="4"/>int m = grid.size(), n = grid[0].size();</text:p>
      <text:p text:style-name="Standard"><text:s text:c="4"/>int count = 0;</text:p>
      <text:p text:style-name="Standard"><text:s text:c="4"/></text:p>
      <text:p text:style-name="Standard"><text:s text:c="4"/>function&lt;void(int,int)&gt; dfs = [&amp;](int i, int j) {</text:p>
      <text:p text:style-name="Standard"><text:s text:c="8"/>if(i &lt; 0 || i &gt;= m || j &lt; 0 || j &gt;= n || grid[i][j] != '1') return;</text:p>
      <text:p text:style-name="Standard"><text:s text:c="8"/></text:p>
      <text:p text:style-name="Standard"><text:s text:c="8"/>grid[i][j] = '0'; // Mark as visited</text:p>
      <text:p text:style-name="Standard"><text:soft-page-break/><text:s text:c="8"/>dfs(i+1, j);</text:p>
      <text:p text:style-name="Standard"><text:s text:c="8"/>dfs(i-1, j);</text:p>
      <text:p text:style-name="Standard"><text:s text:c="8"/>dfs(i, j+1);</text:p>
      <text:p text:style-name="Standard"><text:s text:c="8"/>dfs(i, j-1);</text:p>
      <text:p text:style-name="Standard"><text:s text:c="4"/>};</text:p>
      <text:p text:style-name="Standard"><text:s text:c="4"/></text:p>
      <text:p text:style-name="Standard"><text:s text:c="4"/>for(int i = 0; i &lt; m; i++) {</text:p>
      <text:p text:style-name="Standard"><text:s text:c="8"/>for(int j = 0; j &lt; n; j++) {</text:p>
      <text:p text:style-name="Standard"><text:s text:c="12"/>if(grid[i][j] == '1') {</text:p>
      <text:p text:style-name="Standard"><text:s text:c="16"/>count++;</text:p>
      <text:p text:style-name="Standard"><text:s text:c="16"/>dfs(i, j)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return count;</text:p>
      <text:p text:style-name="Standard">}</text:p>
      <text:p text:style-name="Standard"/>
      <text:p text:style-name="Standard">// 8. CLONE GRAPH</text:p>
      <text:p text:style-name="Standard">class Node {</text:p>
      <text:p text:style-name="Standard">public:</text:p>
      <text:p text:style-name="Standard"><text:s text:c="4"/>int val;</text:p>
      <text:p text:style-name="Standard"><text:s text:c="4"/>vector&lt;Node*&gt; neighbors;</text:p>
      <text:p text:style-name="Standard"><text:s text:c="4"/>Node(int _val) : val(_val) {}</text:p>
      <text:p text:style-name="Standard">};</text:p>
      <text:p text:style-name="Standard"/>
      <text:p text:style-name="Standard">Node* cloneGraph(Node* node) {</text:p>
      <text:p text:style-name="Standard"><text:s text:c="4"/>if(!node) return nullptr;</text:p>
      <text:p text:style-name="Standard"><text:s text:c="4"/></text:p>
      <text:p text:style-name="Standard"><text:s text:c="4"/>unordered_map&lt;Node*, Node*&gt; cloned;</text:p>
      <text:p text:style-name="Standard"><text:s text:c="4"/></text:p>
      <text:p text:style-name="Standard"><text:s text:c="4"/>function&lt;Node*(Node*)&gt; dfs = [&amp;](Node* curr) -&gt; Node* {</text:p>
      <text:p text:style-name="Standard"><text:s text:c="8"/>if(cloned.count(curr)) return cloned[curr];</text:p>
      <text:p text:style-name="Standard"><text:s text:c="8"/></text:p>
      <text:p text:style-name="Standard"><text:s text:c="8"/>Node* clone = new Node(curr-&gt;val);</text:p>
      <text:p text:style-name="Standard"><text:s text:c="8"/>cloned[curr] = clone;</text:p>
      <text:p text:style-name="Standard"><text:s text:c="8"/></text:p>
      <text:p text:style-name="Standard"><text:s text:c="8"/>for(Node* neighbor : curr-&gt;neighbors) {</text:p>
      <text:p text:style-name="Standard"><text:s text:c="12"/>clone-&gt;neighbors.push_back(dfs(neighbor));</text:p>
      <text:p text:style-name="Standard"><text:s text:c="8"/>}</text:p>
      <text:p text:style-name="Standard"><text:s text:c="8"/></text:p>
      <text:p text:style-name="Standard"><text:s text:c="8"/>return clone;</text:p>
      <text:p text:style-name="Standard"><text:s text:c="4"/>};</text:p>
      <text:p text:style-name="Standard"><text:s text:c="4"/></text:p>
      <text:p text:style-name="Standard"><text:s text:c="4"/>return dfs(node);</text:p>
      <text:p text:style-name="Standard">}</text:p>
      <text:p text:style-name="Standard">```</text:p>
      <text:p text:style-name="Standard"/>
      <text:p text:style-name="Standard">### F. Dynamic Programming</text:p>
      <text:p text:style-name="Standard"/>
      <text:p text:style-name="Standard">```cpp</text:p>
      <text:p text:style-name="Standard">// 1. FIBONACCI</text:p>
      <text:p text:style-name="Standard">int fibonacci(int n) {</text:p>
      <text:p text:style-name="Standard"><text:soft-page-break/><text:s text:c="4"/>if(n &lt;= 1) return n;</text:p>
      <text:p text:style-name="Standard"><text:s text:c="4"/></text:p>
      <text:p text:style-name="Standard"><text:s text:c="4"/>int prev2 = 0, prev1 = 1;</text:p>
      <text:p text:style-name="Standard"><text:s text:c="4"/>for(int i = 2; i &lt;= n; i++) {</text:p>
      <text:p text:style-name="Standard"><text:s text:c="8"/>int curr = prev1 + prev2;</text:p>
      <text:p text:style-name="Standard"><text:s text:c="8"/>prev2 = prev1;</text:p>
      <text:p text:style-name="Standard"><text:s text:c="8"/>prev1 = curr;</text:p>
      <text:p text:style-name="Standard"><text:s text:c="4"/>}</text:p>
      <text:p text:style-name="Standard"><text:s text:c="4"/>return prev1;</text:p>
      <text:p text:style-name="Standard">}</text:p>
      <text:p text:style-name="Standard"/>
      <text:p text:style-name="Standard">// 2. CLIMBING STAIRS</text:p>
      <text:p text:style-name="Standard">int climbStairs(int n) {</text:p>
      <text:p text:style-name="Standard"><text:s text:c="4"/>if(n &lt;= 2) return n;</text:p>
      <text:p text:style-name="Standard"><text:s text:c="4"/></text:p>
      <text:p text:style-name="Standard"><text:s text:c="4"/>int prev2 = 1, prev1 = 2;</text:p>
      <text:p text:style-name="Standard"><text:s text:c="4"/>for(int i = 3; i &lt;= n; i++) {</text:p>
      <text:p text:style-name="Standard"><text:s text:c="8"/>int curr = prev1 + prev2;</text:p>
      <text:p text:style-name="Standard"><text:s text:c="8"/>prev2 = prev1;</text:p>
      <text:p text:style-name="Standard"><text:s text:c="8"/>prev1 = curr;</text:p>
      <text:p text:style-name="Standard"><text:s text:c="4"/>}</text:p>
      <text:p text:style-name="Standard"><text:s text:c="4"/>return prev1;</text:p>
      <text:p text:style-name="Standard">}</text:p>
      <text:p text:style-name="Standard"/>
      <text:p text:style-name="Standard">// 3. COIN CHANGE (Minimum coins)</text:p>
      <text:p text:style-name="Standard">int coinChange(vector&lt;int&gt;&amp; coins, int amount) {</text:p>
      <text:p text:style-name="Standard"><text:s text:c="4"/>vector&lt;int&gt; dp(amount + 1, amount + 1);</text:p>
      <text:p text:style-name="Standard"><text:s text:c="4"/>dp[0] = 0;</text:p>
      <text:p text:style-name="Standard"><text:s text:c="4"/></text:p>
      <text:p text:style-name="Standard"><text:s text:c="4"/>for(int i = 1; i &lt;= amount; i++) {</text:p>
      <text:p text:style-name="Standard"><text:s text:c="8"/>for(int coin : coins) {</text:p>
      <text:p text:style-name="Standard"><text:s text:c="12"/>if(coin &lt;= i) {</text:p>
      <text:p text:style-name="Standard"><text:s text:c="16"/>dp[i] = min(dp[i], dp[i - coin] + 1)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</text:p>
      <text:p text:style-name="Standard"><text:s text:c="4"/>return dp[amount] &gt; amount ? -1 : dp[amount];</text:p>
      <text:p text:style-name="Standard">}</text:p>
      <text:p text:style-name="Standard"/>
      <text:p text:style-name="Standard">// 4. LONGEST INCREASING SUBSEQUENCE</text:p>
      <text:p text:style-name="Standard">int lengthOfLIS(vector&lt;int&gt;&amp; nums) {</text:p>
      <text:p text:style-name="Standard"><text:s text:c="4"/>int n = nums.size();</text:p>
      <text:p text:style-name="Standard"><text:s text:c="4"/>vector&lt;int&gt; dp(n, 1);</text:p>
      <text:p text:style-name="Standard"><text:s text:c="4"/></text:p>
      <text:p text:style-name="Standard"><text:s text:c="4"/>for(int i = 1; i &lt; n; i++) {</text:p>
      <text:p text:style-name="Standard"><text:s text:c="8"/>for(int j = 0; j &lt; i; j++) {</text:p>
      <text:p text:style-name="Standard"><text:s text:c="12"/>if(nums[i] &gt; nums[j]) {</text:p>
      <text:p text:style-name="Standard"><text:s text:c="16"/>dp[i] = max(dp[i], dp[j] + 1);</text:p>
      <text:p text:style-name="Standard"><text:s text:c="12"/>}</text:p>
      <text:p text:style-name="Standard"><text:s text:c="8"/>}</text:p>
      <text:p text:style-name="Standard"><text:s text:c="4"/>}</text:p>
      <text:p text:style-name="Standard"><text:soft-page-break/><text:s text:c="4"/></text:p>
      <text:p text:style-name="Standard"><text:s text:c="4"/>return *max_element(dp.begin(), dp.end());</text:p>
      <text:p text:style-name="Standard">}</text:p>
      <text:p text:style-name="Standard"/>
      <text:p text:style-name="Standard">// 5. 0/1 KNAPSACK</text:p>
      <text:p text:style-name="Standard">int knapsack(vector&lt;int&gt;&amp; weights, vector&lt;int&gt;&amp; values, int capacity) {</text:p>
      <text:p text:style-name="Standard"><text:s text:c="4"/>int n = weights.size();</text:p>
      <text:p text:style-name="Standard"><text:s text:c="4"/>vector&lt;vector&lt;int&gt;&gt; dp(n + 1, vector&lt;int&gt;(capacity + 1, 0));</text:p>
      <text:p text:style-name="Standard"><text:s text:c="4"/></text:p>
      <text:p text:style-name="Standard"><text:s text:c="4"/>for(int i = 1; i &lt;= n; i++) {</text:p>
      <text:p text:style-name="Standard"><text:s text:c="8"/>for(int w = 0; w &lt;= capacity; w++) {</text:p>
      <text:p text:style-name="Standard"><text:s text:c="12"/>if(weights[i-1] &lt;= w) {</text:p>
      <text:p text:style-name="Standard"><text:s text:c="16"/>dp[i][w] = max(dp[i-1][w], </text:p>
      <text:p text:style-name="Standard"><text:s text:c="30"/>values[i-1] + dp[i-1][w - weights[i-1]]);</text:p>
      <text:p text:style-name="Standard"><text:s text:c="12"/>} else {</text:p>
      <text:p text:style-name="Standard"><text:s text:c="16"/>dp[i][w] = dp[i-1][w]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return dp[n][capacity];</text:p>
      <text:p text:style-name="Standard">}</text:p>
      <text:p text:style-name="Standard"/>
      <text:p text:style-name="Standard">// 6. LONGEST COMMON SUBSEQUENCE</text:p>
      <text:p text:style-name="Standard">int longestCommonSubsequence(string text1, string text2) {</text:p>
      <text:p text:style-name="Standard"><text:s text:c="4"/>int m = text1.length(), n = text2.length();</text:p>
      <text:p text:style-name="Standard"><text:s text:c="4"/>vector&lt;vector&lt;int&gt;&gt; dp(m + 1, vector&lt;int&gt;(n + 1, 0));</text:p>
      <text:p text:style-name="Standard"><text:s text:c="4"/></text:p>
      <text:p text:style-name="Standard"><text:s text:c="4"/>for(int i = 1; i &lt;= m; i++) {</text:p>
      <text:p text:style-name="Standard"><text:s text:c="8"/>for(int j = 1; j &lt;= n; j++) {</text:p>
      <text:p text:style-name="Standard"><text:s text:c="12"/>if(text1[i-1] == text2[j-1]) {</text:p>
      <text:p text:style-name="Standard"><text:s text:c="16"/>dp[i][j] = 1 + dp[i-1][j-1];</text:p>
      <text:p text:style-name="Standard"><text:s text:c="12"/>} else {</text:p>
      <text:p text:style-name="Standard"><text:s text:c="16"/>dp[i][j] = max(dp[i-1][j], dp[i][j-1])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return dp[m][n];</text:p>
      <text:p text:style-name="Standard">}</text:p>
      <text:p text:style-name="Standard">```</text:p>
      <text:p text:style-name="Standard"/>
      <text:p text:style-name="Standard">### G. Important C Code Examples</text:p>
      <text:p text:style-name="Standard"/>
      <text:p text:style-name="Standard">```c</text:p>
      <text:p text:style-name="Standard">// 1. IMPLEMENT STRCPY</text:p>
      <text:p text:style-name="Standard">char* my_strcpy(char* dest, const char* src) {</text:p>
      <text:p text:style-name="Standard"><text:s text:c="4"/>char* ptr = dest;</text:p>
      <text:p text:style-name="Standard"><text:s text:c="4"/>while((*dest++ = *src++) != '\0');</text:p>
      <text:p text:style-name="Standard"><text:s text:c="4"/>return ptr;</text:p>
      <text:p text:style-name="Standard">}</text:p>
      <text:p text:style-name="Standard"/>
      <text:p text:style-name="Standard">// 2. IMPLEMENT STRLEN</text:p>
      <text:p text:style-name="Standard">size_t my_strlen(const char* str) {</text:p>
      <text:p text:style-name="Standard"><text:soft-page-break/><text:s text:c="4"/>const char* s = str;</text:p>
      <text:p text:style-name="Standard"><text:s text:c="4"/>while(*s) s++;</text:p>
      <text:p text:style-name="Standard"><text:s text:c="4"/>return s - str;</text:p>
      <text:p text:style-name="Standard">}</text:p>
      <text:p text:style-name="Standard"/>
      <text:p text:style-name="Standard">// 3. IMPLEMENT STRCMP</text:p>
      <text:p text:style-name="Standard">int my_strcmp(const char* s1, const char* s2) {</text:p>
      <text:p text:style-name="Standard"><text:s text:c="4"/>while(*s1 &amp;&amp; (*s1 == *s2)) {</text:p>
      <text:p text:style-name="Standard"><text:s text:c="8"/>s1++; s2++;</text:p>
      <text:p text:style-name="Standard"><text:s text:c="4"/>}</text:p>
      <text:p text:style-name="Standard"><text:s text:c="4"/>return *(unsigned char*)s1 - *(unsigned char*)s2;</text:p>
      <text:p text:style-name="Standard">}</text:p>
      <text:p text:style-name="Standard"/>
      <text:p text:style-name="Standard">// 4. IMPLEMENT STRSTR</text:p>
      <text:p text:style-name="Standard">char* my_strstr(const char* haystack, const char* needle) {</text:p>
      <text:p text:style-name="Standard"><text:s text:c="4"/>if(!*needle) return (char*)haystack;</text:p>
      <text:p text:style-name="Standard"><text:s text:c="4"/></text:p>
      <text:p text:style-name="Standard"><text:s text:c="4"/>for(; *haystack; haystack++) {</text:p>
      <text:p text:style-name="Standard"><text:s text:c="8"/>const char* h = haystack;</text:p>
      <text:p text:style-name="Standard"><text:s text:c="8"/>const char* n = needle;</text:p>
      <text:p text:style-name="Standard"><text:s text:c="8"/></text:p>
      <text:p text:style-name="Standard"><text:s text:c="8"/>while(*h &amp;&amp; *n &amp;&amp; (*h == *n)) {</text:p>
      <text:p text:style-name="Standard"><text:s text:c="12"/>h++; n++;</text:p>
      <text:p text:style-name="Standard"><text:s text:c="8"/>}</text:p>
      <text:p text:style-name="Standard"><text:s text:c="8"/></text:p>
      <text:p text:style-name="Standard"><text:s text:c="8"/>if(!*n) return (char*)haystack;</text:p>
      <text:p text:style-name="Standard"><text:s text:c="4"/>}</text:p>
      <text:p text:style-name="Standard"><text:s text:c="4"/>return NULL;</text:p>
      <text:p text:style-name="Standard">}</text:p>
      <text:p text:style-name="Standard"/>
      <text:p text:style-name="Standard">// 5. IMPLEMENT MEMCPY</text:p>
      <text:p text:style-name="Standard">void* my_memcpy(void* dest, const void* src, size_t n) {</text:p>
      <text:p text:style-name="Standard"><text:s text:c="4"/>unsigned char* d = dest;</text:p>
      <text:p text:style-name="Standard"><text:s text:c="4"/>const unsigned char* s = src;</text:p>
      <text:p text:style-name="Standard"><text:s text:c="4"/></text:p>
      <text:p text:style-name="Standard"><text:s text:c="4"/>while(n--) {</text:p>
      <text:p text:style-name="Standard"><text:s text:c="8"/>*d++ = *s++;</text:p>
      <text:p text:style-name="Standard"><text:s text:c="4"/>}</text:p>
      <text:p text:style-name="Standard"><text:s text:c="4"/>return dest;</text:p>
      <text:p text:style-name="Standard">}</text:p>
      <text:p text:style-name="Standard"/>
      <text:p text:style-name="Standard">// 6. SWAP TWO NUMBERS WITHOUT TEMP</text:p>
      <text:p text:style-name="Standard">void swap_without_temp(int* a, int* b) {</text:p>
      <text:p text:style-name="Standard"><text:s text:c="4"/>if(a != b) { <text:s/>// Check for same memory location</text:p>
      <text:p text:style-name="Standard"><text:s text:c="8"/>*a = *a ^ *b;</text:p>
      <text:p text:style-name="Standard"><text:s text:c="8"/>*b = *a ^ *b;</text:p>
      <text:p text:style-name="Standard"><text:s text:c="8"/>*a = *a ^ *b;</text:p>
      <text:p text:style-name="Standard"><text:s text:c="4"/>}</text:p>
      <text:p text:style-name="Standard">}</text:p>
      <text:p text:style-name="Standard"/>
      <text:p text:style-name="Standard">// 7. REVERSE STRING USING POINTERS</text:p>
      <text:p text:style-name="Standard">void reverse_string(char* str) {</text:p>
      <text:p text:style-name="Standard"><text:soft-page-break/><text:s text:c="4"/>char* start = str;</text:p>
      <text:p text:style-name="Standard"><text:s text:c="4"/>char* end = str;</text:p>
      <text:p text:style-name="Standard"><text:s text:c="4"/></text:p>
      <text:p text:style-name="Standard"><text:s text:c="4"/>while(*end) end++;</text:p>
      <text:p text:style-name="Standard"><text:s text:c="4"/>end--;</text:p>
      <text:p text:style-name="Standard"><text:s text:c="4"/></text:p>
      <text:p text:style-name="Standard"><text:s text:c="4"/>while(start &lt; end) {</text:p>
      <text:p text:style-name="Standard"><text:s text:c="8"/>char temp = *start;</text:p>
      <text:p text:style-name="Standard"><text:s text:c="8"/>*start++ = *end;</text:p>
      <text:p text:style-name="Standard"><text:s text:c="8"/>*end-- = temp;</text:p>
      <text:p text:style-name="Standard"><text:s text:c="4"/>}</text:p>
      <text:p text:style-name="Standard">}</text:p>
      <text:p text:style-name="Standard"/>
      <text:p text:style-name="Standard">// 8. CHECK IF STRING IS PALINDROME</text:p>
      <text:p text:style-name="Standard">int is_palindrome(const char* str) {</text:p>
      <text:p text:style-name="Standard"><text:s text:c="4"/>const char* start = str;</text:p>
      <text:p text:style-name="Standard"><text:s text:c="4"/>const char* end = str;</text:p>
      <text:p text:style-name="Standard"><text:s text:c="4"/></text:p>
      <text:p text:style-name="Standard"><text:s text:c="4"/>while(*end) end++;</text:p>
      <text:p text:style-name="Standard"><text:s text:c="4"/>end--;</text:p>
      <text:p text:style-name="Standard"><text:s text:c="4"/></text:p>
      <text:p text:style-name="Standard"><text:s text:c="4"/>while(start &lt; end) {</text:p>
      <text:p text:style-name="Standard"><text:s text:c="8"/>if(*start++ != *end--) return 0;</text:p>
      <text:p text:style-name="Standard"><text:s text:c="4"/>}</text:p>
      <text:p text:style-name="Standard"><text:s text:c="4"/>return 1;</text:p>
      <text:p text:style-name="Standard">}</text:p>
      <text:p text:style-name="Standard"/>
      <text:p text:style-name="Standard">// 9. FIND FIRST NON-REPEATING CHARACTER</text:p>
      <text:p text:style-name="Standard">char first_non_repeating(const char* str) {</text:p>
      <text:p text:style-name="Standard"><text:s text:c="4"/>int count[256] = {0};</text:p>
      <text:p text:style-name="Standard"><text:s text:c="4"/></text:p>
      <text:p text:style-name="Standard"><text:s text:c="4"/>// Count occurrences</text:p>
      <text:p text:style-name="Standard"><text:s text:c="4"/>for(int i = 0; str[i]; i++) {</text:p>
      <text:p text:style-name="Standard"><text:s text:c="8"/>count[(unsigned char)str[i]]++;</text:p>
      <text:p text:style-name="Standard"><text:s text:c="4"/>}</text:p>
      <text:p text:style-name="Standard"><text:s text:c="4"/></text:p>
      <text:p text:style-name="Standard"><text:s text:c="4"/>// Find first non-repeating</text:p>
      <text:p text:style-name="Standard"><text:s text:c="4"/>for(int i = 0; str[i]; i++) {</text:p>
      <text:p text:style-name="Standard"><text:s text:c="8"/>if(count[(unsigned char)str[i]] == 1) {</text:p>
      <text:p text:style-name="Standard"><text:s text:c="12"/>return str[i];</text:p>
      <text:p text:style-name="Standard"><text:s text:c="8"/>}</text:p>
      <text:p text:style-name="Standard"><text:s text:c="4"/>}</text:p>
      <text:p text:style-name="Standard"><text:s text:c="4"/>return '\0';</text:p>
      <text:p text:style-name="Standard">}</text:p>
      <text:p text:style-name="Standard"/>
      <text:p text:style-name="Standard">// 10. COUNT WORDS IN STRING</text:p>
      <text:p text:style-name="Standard">int count_words(const char* str) {</text:p>
      <text:p text:style-name="Standard"><text:s text:c="4"/>int count = 0;</text:p>
      <text:p text:style-name="Standard"><text:s text:c="4"/>int in_word = 0;</text:p>
      <text:p text:style-name="Standard"><text:s text:c="4"/></text:p>
      <text:p text:style-name="Standard"><text:s text:c="4"/>while(*str) {</text:p>
      <text:p text:style-name="Standard"><text:s text:c="8"/>if(*str == ' ' || *str == '\t' || *str == '\n') {</text:p>
      <text:p text:style-name="Standard"><text:soft-page-break/><text:s text:c="12"/>in_word = 0;</text:p>
      <text:p text:style-name="Standard"><text:s text:c="8"/>} else if(!in_word) {</text:p>
      <text:p text:style-name="Standard"><text:s text:c="12"/>in_word = 1;</text:p>
      <text:p text:style-name="Standard"><text:s text:c="12"/>count++;</text:p>
      <text:p text:style-name="Standard"><text:s text:c="8"/>}</text:p>
      <text:p text:style-name="Standard"><text:s text:c="8"/>str++;</text:p>
      <text:p text:style-name="Standard"><text:s text:c="4"/>}</text:p>
      <text:p text:style-name="Standard"><text:s text:c="4"/>return count;</text:p>
      <text:p text:style-name="Standard">}</text:p>
      <text:p text:style-name="Standard">```</text:p>
      <text:p text:style-name="Standard"/>
      <text:p text:style-name="Standard">---</text:p>
      <text:p text:style-name="Standard"/>
      <text:p text:style-name="Standard">## PREPARATION STRATEGY</text:p>
      <text:p text:style-name="Standard"/>
      <text:p text:style-name="Standard">### Priority 1 (Must Know - Core Competencies)</text:p>
      <text:p text:style-name="Standard">1. **Basic C/C++ Questions** (Section 2) - Master all fundamentals, pointers, memory, OOP</text:p>
      <text:p text:style-name="Standard">2. **Common Coding Problems** (Section 13) - Practice all array, string, linked list problems</text:p>
      <text:p text:style-name="Standard">3. **Graph &amp; Tree Algorithms** (Section 1) - DFS, BFS, basic traversals</text:p>
      <text:p text:style-name="Standard">4. **Deep C++** (Section 3) - Memory management, STL internals, multithreading</text:p>
      <text:p text:style-name="Standard">5. **Linux Kernel** (Section 4) - VFS/BIO (your experience), file I/O, IPC</text:p>
      <text:p text:style-name="Standard">6. **Your Projects** - Be ready to deep dive on USB encryption, device control, packet inspection</text:p>
      <text:p text:style-name="Standard"/>
      <text:p text:style-name="Standard">### Priority 2 (Important - JD Requirements)</text:p>
      <text:p text:style-name="Standard">1. **NUMA Architecture** (Section 6) - Read documentation, understand basics</text:p>
      <text:p text:style-name="Standard">2. **Distributed Storage** (Section 5) - NFS, Ceph, Lustre concepts</text:p>
      <text:p text:style-name="Standard">3. **NVMe-oF** - Research basics, understand why it matters</text:p>
      <text:p text:style-name="Standard">4. **Performance Analysis** (Section 6) - Valgrind, perf (you have some exposure)</text:p>
      <text:p text:style-name="Standard"/>
      <text:p text:style-name="Standard">### Priority 3 (Good to Know - Differentiators)</text:p>
      <text:p text:style-name="Standard">1. **Docker** (Section 7) - Learn basics, run some containers</text:p>
      <text:p text:style-name="Standard">2. **GitHub Copilot** - If possible, try it for a few days</text:p>
      <text:p text:style-name="Standard">3. **Python** (Section 8) - Review your scripting experience</text:p>
      <text:p text:style-name="Standard">4. **System Design** (Section 10) - Practice 2-3 design problems</text:p>
      <text:p text:style-name="Standard"/>
      <text:p text:style-name="Standard">### Daily Practice Schedule (2 Week Plan)</text:p>
      <text:p text:style-name="Standard"/>
      <text:p text:style-name="Standard">**Week 1: Fundamentals + Coding**</text:p>
      <text:p text:style-name="Standard">- Day 1-2: C fundamentals, pointers, memory (Section 2A)</text:p>
      <text:p text:style-name="Standard">- Day 3-4: C++ OOP, classes, inheritance (Section 2B)</text:p>
      <text:p text:style-name="Standard">- Day 5-7: Array &amp; String problems (Section 13A, 13B) - 5 problems/day</text:p>
      <text:p text:style-name="Standard"/>
      <text:p text:style-name="Standard">**Week 2: Advanced + Domain Specific**</text:p>
      <text:p text:style-name="Standard">- Day 8-9: Linked List, Tree, Graph problems (Section 13C, 13D, 13E)</text:p>
      <text:p text:style-name="Standard">- Day 10-11: Deep C++ - STL, multithreading (Section 3)</text:p>
      <text:p text:style-name="Standard">- Day 12: Linux kernel concepts, your projects review</text:p>
      <text:p text:style-name="Standard">- Day 13: NUMA, distributed storage basics</text:p>
      <text:p text:style-name="Standard">- Day 14: Mock interviews, system design</text:p>
      <text:p text:style-name="Standard"/>
      <text:p text:style-name="Standard">### Coding Practice Plan</text:p>
      <text:p text:style-name="Standard"/>
      <text:p text:style-name="Standard">**Must Do Problems (Practice Until You Can Code Blindfolded):**</text:p>
      <text:p text:style-name="Standard"><text:soft-page-break/>From Section 13:</text:p>
      <text:p text:style-name="Standard">1. Two Sum</text:p>
      <text:p text:style-name="Standard">2. Reverse Linked List (both ways)</text:p>
      <text:p text:style-name="Standard">3. Maximum Subarray (Kadane's)</text:p>
      <text:p text:style-name="Standard">4. Valid Palindrome</text:p>
      <text:p text:style-name="Standard">5. Longest Substring Without Repeating</text:p>
      <text:p text:style-name="Standard">6. Merge Two Sorted Lists</text:p>
      <text:p text:style-name="Standard">7. Binary Tree Level Order Traversal</text:p>
      <text:p text:style-name="Standard">8. Number of Islands</text:p>
      <text:p text:style-name="Standard">9. Implement LRU Cache</text:p>
      <text:p text:style-name="Standard">10. All string manipulation using pointers (strcpy, strlen, etc.)</text:p>
      <text:p text:style-name="Standard"/>
      <text:p text:style-name="Standard">**Problem Sources:**</text:p>
      <text:p text:style-name="Standard">- LeetCode: Do problems tagged as "Amazon", "Google", "Microsoft"</text:p>
      <text:p text:style-name="Standard">- Focus on Easy (30%) and Medium (70%) problems</text:p>
      <text:p text:style-name="Standard">- Categories: Array, String, Linked List, Tree, Graph (in this order)</text:p>
      <text:p text:style-name="Standard">- Target: 50-60 problems total over 2 weeks</text:p>
      <text:p text:style-name="Standard"/>
      <text:p text:style-name="Standard">### C/C++ Fundamentals Checklist</text:p>
      <text:p text:style-name="Standard"/>
      <text:p text:style-name="Standard">Before interview, ensure you can explain and code:</text:p>
      <text:p text:style-name="Standard">- [ ] All pointer concepts (null, void, dangling, wild, function pointers)</text:p>
      <text:p text:style-name="Standard">- [ ] Structure padding calculation</text:p>
      <text:p text:style-name="Standard">- [ ] malloc/calloc/realloc differences</text:p>
      <text:p text:style-name="Standard">- [ ] All STL containers - internal implementation</text:p>
      <text:p text:style-name="Standard">- [ ] Virtual function mechanism (vtable/vptr)</text:p>
      <text:p text:style-name="Standard">- [ ] Copy constructor, move semantics</text:p>
      <text:p text:style-name="Standard">- [ ] Smart pointers (all three types)</text:p>
      <text:p text:style-name="Standard">- [ ] Thread synchronization primitives</text:p>
      <text:p text:style-name="Standard">- [ ] Template basics</text:p>
      <text:p text:style-name="Standard"/>
      <text:p text:style-name="Standard">### Mock Interview Schedule</text:p>
      <text:p text:style-name="Standard"/>
      <text:p text:style-name="Standard">**Session 1 (60 min): DSA Focus**</text:p>
      <text:p text:style-name="Standard">- 2 easy array/string problems (15 min)</text:p>
      <text:p text:style-name="Standard">- 1 medium linked list problem (20 min)</text:p>
      <text:p text:style-name="Standard">- 1 medium tree/graph problem (25 min)</text:p>
      <text:p text:style-name="Standard"/>
      <text:p text:style-name="Standard">**Session 2 (60 min): C/C++ Deep Dive**</text:p>
      <text:p text:style-name="Standard">- Basic C concepts (pointers, memory) (20 min)</text:p>
      <text:p text:style-name="Standard">- C++ OOP questions (15 min)</text:p>
      <text:p text:style-name="Standard">- STL internals (10 min)</text:p>
      <text:p text:style-name="Standard">- Multithreading scenario (15 min)</text:p>
      <text:p text:style-name="Standard"/>
      <text:p text:style-name="Standard">**Session 3 (60 min): Systems Programming**</text:p>
      <text:p text:style-name="Standard">- Linux kernel concepts (20 min)</text:p>
      <text:p text:style-name="Standard">- Your project deep dive (30 min)</text:p>
      <text:p text:style-name="Standard">- Debugging scenario (10 min)</text:p>
      <text:p text:style-name="Standard"/>
      <text:p text:style-name="Standard">**Session 4 (60 min): Domain Specific**</text:p>
      <text:p text:style-name="Standard">- Distributed storage concepts (20 min)</text:p>
      <text:p text:style-name="Standard">- NUMA basics (15 min)</text:p>
      <text:p text:style-name="Standard"><text:soft-page-break/>- Performance analysis (15 min)</text:p>
      <text:p text:style-name="Standard">- Tools (Docker, Git) (10 min)</text:p>
      <text:p text:style-name="Standard"/>
      <text:p text:style-name="Standard">**Session 5 (60 min): System Design + Behavioral**</text:p>
      <text:p text:style-name="Standard">- Design problem (35 min)</text:p>
      <text:p text:style-name="Standard">- Behavioral questions (25 min)</text:p>
      <text:p text:style-name="Standard"/>
      <text:p text:style-name="Standard">### Study Resources</text:p>
      <text:p text:style-name="Standard"/>
      <text:p text:style-name="Standard">**For DSA:**</text:p>
      <text:p text:style-name="Standard">- LeetCode: Focus on graph and tree problems (Medium level)</text:p>
      <text:p text:style-name="Standard">- Practice 3-5 problems daily for 2 weeks</text:p>
      <text:p text:style-name="Standard"/>
      <text:p text:style-name="Standard">**For C++:**</text:p>
      <text:p text:style-name="Standard">- "Effective Modern C++" by Scott Meyers</text:p>
      <text:p text:style-name="Standard">- CppReference.com for STL internals</text:p>
      <text:p text:style-name="Standard">- Review your multithreading code</text:p>
      <text:p text:style-name="Standard"/>
      <text:p text:style-name="Standard">**For NUMA:**</text:p>
      <text:p text:style-name="Standard">- "What Every Programmer Should Know About Memory" by Ulrich Drepper</text:p>
      <text:p text:style-name="Standard">- Linux NUMA documentation</text:p>
      <text:p text:style-name="Standard">- Run `numactl --hardware` on a system</text:p>
      <text:p text:style-name="Standard"/>
      <text:p text:style-name="Standard">**For Distributed Storage:**</text:p>
      <text:p text:style-name="Standard">- Ceph documentation (architecture overview)</text:p>
      <text:p text:style-name="Standard">- NFS RFCs (high-level)</text:p>
      <text:p text:style-name="Standard">- "Designing Data-Intensive Applications" by Martin Kleppmann (chapters on storage)</text:p>
      <text:p text:style-name="Standard"/>
      <text:p text:style-name="Standard">**For Docker:**</text:p>
      <text:p text:style-name="Standard">- Docker official getting started guide</text:p>
      <text:p text:style-name="Standard">- Build and run a simple C++ app in Docker</text:p>
      <text:p text:style-name="Standard"/>
      <text:p text:style-name="Standard">### Mock Interview Topics Distribution</text:p>
      <text:p text:style-name="Standard"/>
      <text:p text:style-name="Standard">Plan 4-5 mock sessions covering:</text:p>
      <text:p text:style-name="Standard">1. **Session 1:** DSA - Graphs &amp; Trees (60 min)</text:p>
      <text:p text:style-name="Standard">2. **Session 2:** Deep C++ - Memory, STL, Threading (60 min)</text:p>
      <text:p text:style-name="Standard">3. **Session 3:** Linux Kernel &amp; Systems (60 min)</text:p>
      <text:p text:style-name="Standard">4. **Session 4:** Distributed Storage &amp; NUMA (60 min)</text:p>
      <text:p text:style-name="Standard">5. **Session 5:** System Design + Behavioral (60 min)</text:p>
      <text:p text:style-name="Standard"/>
      <text:p text:style-name="Standard">---</text:p>
      <text:p text:style-name="Standard"/>
      <text:p text:style-name="Standard">## RED FLAGS TO AVOID</text:p>
      <text:p text:style-name="Standard"/>
      <text:p text:style-name="Standard">1. **Don't say "I don't know" without trying** - Think aloud, show problem-solving</text:p>
      <text:p text:style-name="Standard">2. **Don't dismiss new topics** - Show enthusiasm to learn (Docker, NUMA, Copilot)</text:p>
      <text:p text:style-name="Standard">3. **Don't oversell** - Be honest about what you know vs what you've read about</text:p>
      <text:p text:style-name="Standard">4. **Don't skip clarifying questions** - Especially in system design</text:p>
      <text:p text:style-name="Standard">5. **Don't bad-mouth previous work** - Frame challenges as learning opportunities</text:p>
      <text:p text:style-name="Standard"/>
      <text:p text:style-name="Standard">## STRENGTHS TO HIGHLIGHT</text:p>
      <text:p text:style-name="Standard"><text:soft-page-break/></text:p>
      <text:p text:style-name="Standard">1. **Kernel-level experience** - Very few candidates have this</text:p>
      <text:p text:style-name="Standard">2. **Production debugging** - Real-world experience matters</text:p>
      <text:p text:style-name="Standard">3. **Low-level systems knowledge** - VFS/BIO work is directly relevant</text:p>
      <text:p text:style-name="Standard">4. **Security background** - Adds unique perspective</text:p>
      <text:p text:style-name="Standard">5. **Diverse project portfolio** - Shows breadth and adaptability</text:p>
      <text:p text:style-name="Standard"/>
      <text:p text:style-name="Standard">---</text:p>
      <text:p text:style-name="Standard"/>
      <text:p text:style-name="Standard">Good luck with your preparation! Focus on understanding concepts deeply rather than memorizing answers. Your practical experience is a strong foundation - now you just need to fill in the knowledge gaps on NUMA, distributed storage systems, and modern tool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5T12:43:16.717276461</meta:creation-date>
    <dc:date>2026-02-05T12:44:10.089881379</dc:date>
    <meta:editing-duration>PT56S</meta:editing-duration>
    <meta:editing-cycles>1</meta:editing-cycles>
    <meta:document-statistic meta:table-count="0" meta:image-count="0" meta:object-count="0" meta:page-count="45" meta:paragraph-count="1945" meta:word-count="9224" meta:character-count="61789" meta:non-whitespace-character-count="49964"/>
    <meta:generator>LibreOffice/7.3.7.2$Linux_X86_64 LibreOffice_project/30$Build-2</meta:generator>
  </office:meta>
</office:document-meta>
</file>